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7" table:default-cell-style-name="Default"/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CSN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lif2.spike</text:p>
          </table:table-cell>
          <table:table-cell office:value-type="string" calcext:value-type="string">
            <text:p>fc1.weight</text:p>
          </table:table-cell>
          <table:table-cell office:value-type="string" calcext:value-type="string">
            <text:p>conv2.weight</text:p>
          </table:table-cell>
          <table:table-cell office:value-type="string" calcext:value-type="string">
            <text:p>lif1.spike</text:p>
          </table:table-cell>
          <table:table-cell office:value-type="string" calcext:value-type="string">
            <text:p>lif1.potential</text:p>
          </table:table-cell>
          <table:table-cell office:value-type="string" calcext:value-type="string">
            <text:p>conv1.weight</text:p>
          </table:table-cell>
          <table:table-cell office:value-type="string" calcext:value-type="string">
            <text:p>lif1.threshold</text:p>
          </table:table-cell>
          <table:table-cell office:value-type="string" calcext:value-type="string">
            <text:p>lif2.potential</text:p>
          </table:table-cell>
          <table:table-cell office:value-type="string" calcext:value-type="string">
            <text:p>lif1.beta</text:p>
          </table:table-cell>
          <table:table-cell office:value-type="string" calcext:value-type="string">
            <text:p>lif3.potential</text:p>
          </table:table-cell>
          <table:table-cell office:value-type="string" calcext:value-type="string">
            <text:p>conv1.bias</text:p>
          </table:table-cell>
          <table:table-cell office:value-type="string" calcext:value-type="string">
            <text:p>conv2.bias</text:p>
          </table:table-cell>
          <table:table-cell office:value-type="string" calcext:value-type="string">
            <text:p>lif3.spike</text:p>
          </table:table-cell>
          <table:table-cell office:value-type="string" calcext:value-type="string">
            <text:p>fc1.bias</text:p>
          </table:table-cell>
          <table:table-cell office:value-type="string" calcext:value-type="string">
            <text:p>lif2.threshold</text:p>
          </table:table-cell>
          <table:table-cell office:value-type="string" calcext:value-type="string">
            <text:p>lif3.threshold</text:p>
          </table:table-cell>
          <table:table-cell office:value-type="string" calcext:value-type="string">
            <text:p>lif3.beta</text:p>
          </table:table-cell>
          <table:table-cell office:value-type="string" calcext:value-type="string">
            <text:p>lif2.beta</text:p>
          </table:table-cell>
          <table:table-cell/>
          <table:table-cell office:value-type="string" calcext:value-type="string">
            <text:p>Weighed AV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600" calcext:value-type="float">
            <text:p>25600</text:p>
          </table:table-cell>
          <table:table-cell office:value-type="float" office:value="281600" calcext:value-type="float">
            <text:p>281600</text:p>
          </table:table-cell>
          <table:table-cell office:value-type="float" office:value="307200" calcext:value-type="float">
            <text:p>307200</text:p>
          </table:table-cell>
          <table:table-cell table:number-columns-repeated="2" office:value-type="float" office:value="75264" calcext:value-type="float">
            <text:p>75264</text:p>
          </table:table-cell>
          <table:table-cell office:value-type="float" office:value="19200" calcext:value-type="float">
            <text:p>19200</text:p>
          </table:table-cell>
          <table:table-cell office:value-type="float" office:value="448" calcext:value-type="float">
            <text:p>448</text:p>
          </table:table-cell>
          <table:table-cell office:value-type="float" office:value="25600" calcext:value-type="float">
            <text:p>25600</text:p>
          </table:table-cell>
          <table:table-cell office:value-type="float" office:value="448" calcext:value-type="float">
            <text:p>448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24" calcext:value-type="float">
            <text:p>524</text:p>
          </table:table-cell>
          <table:table-cell office:value-type="float" office:value="5663" calcext:value-type="float">
            <text:p>5663</text:p>
          </table:table-cell>
          <table:table-cell office:value-type="float" office:value="6205" calcext:value-type="float">
            <text:p>6205</text:p>
          </table:table-cell>
          <table:table-cell office:value-type="float" office:value="1507" calcext:value-type="float">
            <text:p>1507</text:p>
          </table:table-cell>
          <table:table-cell office:value-type="float" office:value="1461" calcext:value-type="float">
            <text:p>1461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5:.S5])" office:value-type="float" office:value="16307" calcext:value-type="float">
            <text:p>16307</text:p>
          </table:table-cell>
          <table:table-cell table:number-columns-repeated="6"/>
          <table:table-cell office:value-type="string" calcext:value-type="string">
            <text:p>SDC 1</text:p>
          </table:table-cell>
          <table:table-cell/>
          <table:table-cell office:value-type="string" calcext:value-type="string">
            <text:p>SDC 0/5</text:p>
          </table:table-cell>
          <table:table-cell/>
          <table:table-cell office:value-type="string" calcext:value-type="string">
            <text:p>SDC 5/10</text:p>
          </table:table-cell>
          <table:table-cell/>
          <table:table-cell office:value-type="string" calcext:value-type="string">
            <text:p>SDC 10/20</text:p>
          </table:table-cell>
          <table:table-cell/>
          <table:table-cell office:value-type="string" calcext:value-type="string">
            <text:p>SDC 20</text:p>
          </table:table-cell>
          <table:table-cell/>
          <table:table-cell office:value-type="string" calcext:value-type="string">
            <text:p>Masked</text:p>
          </table:table-cell>
          <table:table-cell/>
        </table:table-row>
        <table:table-row table:style-name="ro1">
          <table:table-cell office:value-type="string" calcext:value-type="string">
            <text:p>n%</text:p>
          </table:table-cell>
          <table:table-cell table:formula="of:=100*([.B5]/[.B4])" office:value-type="float" office:value="2.046875" calcext:value-type="float">
            <text:p>2.046875</text:p>
          </table:table-cell>
          <table:table-cell table:formula="of:=100*([.C5]/[.C4])" office:value-type="float" office:value="2.01100852272727" calcext:value-type="float">
            <text:p>2.01100852272727</text:p>
          </table:table-cell>
          <table:table-cell table:formula="of:=100*([.D5]/[.D4])" office:value-type="float" office:value="2.01985677083333" calcext:value-type="float">
            <text:p>2.01985677083333</text:p>
          </table:table-cell>
          <table:table-cell table:formula="of:=100*([.E5]/[.E4])" office:value-type="float" office:value="2.00228528911565" calcext:value-type="float">
            <text:p>2.00228528911565</text:p>
          </table:table-cell>
          <table:table-cell table:formula="of:=100*([.F5]/[.F4])" office:value-type="float" office:value="1.94116709183673" calcext:value-type="float">
            <text:p>1.94116709183673</text:p>
          </table:table-cell>
          <table:table-cell table:formula="of:=100*([.G5]/[.G4])" office:value-type="float" office:value="1.984375" calcext:value-type="float">
            <text:p>1.984375</text:p>
          </table:table-cell>
          <table:table-cell table:formula="of:=100*([.H5]/[.H4])" office:value-type="float" office:value="2.00892857142857" calcext:value-type="float">
            <text:p>2.00892857142857</text:p>
          </table:table-cell>
          <table:table-cell table:formula="of:=100*([.I5]/[.I4])" office:value-type="float" office:value="1.91015625" calcext:value-type="float">
            <text:p>1.91015625</text:p>
          </table:table-cell>
          <table:table-cell table:formula="of:=100*([.J5]/[.J4])" office:value-type="float" office:value="1.5625" calcext:value-type="float">
            <text:p>1.5625</text:p>
          </table:table-cell>
          <table:table-cell table:formula="of:=100*([.K5]/[.K4])" office:value-type="float" office:value="2.27272727272727" calcext:value-type="float">
            <text:p>2.27272727272727</text:p>
          </table:table-cell>
          <table:table-cell table:formula="of:=100*([.L5]/[.L4])" office:value-type="float" office:value="2.86458333333333" calcext:value-type="float">
            <text:p>2.86458333333333</text:p>
          </table:table-cell>
          <table:table-cell table:formula="of:=100*([.M5]/[.M4])" office:value-type="float" office:value="1.26953125" calcext:value-type="float">
            <text:p>1.26953125</text:p>
          </table:table-cell>
          <table:table-cell table:formula="of:=100*([.N5]/[.N4])" office:value-type="float" office:value="2.27272727272727" calcext:value-type="float">
            <text:p>2.27272727272727</text:p>
          </table:table-cell>
          <table:table-cell table:formula="of:=100*([.O5]/[.O4])" office:value-type="float" office:value="1.42045454545455" calcext:value-type="float">
            <text:p>1.42045454545455</text:p>
          </table:table-cell>
          <table:table-cell table:formula="of:=100*([.P5]/[.P4])" office:value-type="float" office:value="2.5" calcext:value-type="float">
            <text:p>2.5</text:p>
          </table:table-cell>
          <table:table-cell table:formula="of:=100*([.Q5]/[.Q4])" office:value-type="float" office:value="1.13636363636364" calcext:value-type="float">
            <text:p>1.13636363636364</text:p>
          </table:table-cell>
          <table:table-cell table:formula="of:=100*([.R5]/[.R4])" office:value-type="float" office:value="0.852272727272727" calcext:value-type="float">
            <text:p>0.852272727272727</text:p>
          </table:table-cell>
          <table:table-cell table:formula="of:=100*([.S5]/[.S4])" office:value-type="float" office:value="3.125" calcext:value-type="float">
            <text:p>3.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ully_masked</text:p>
          </table:table-cell>
          <table:table-cell office:value-type="float" office:value="0.944790672709924" calcext:value-type="float">
            <text:p>0.944790672709924</text:p>
          </table:table-cell>
          <table:table-cell office:value-type="float" office:value="0.973243946450645" calcext:value-type="float">
            <text:p>0.973243946450645</text:p>
          </table:table-cell>
          <table:table-cell office:value-type="float" office:value="0.950465224617244" calcext:value-type="float">
            <text:p>0.950465224617244</text:p>
          </table:table-cell>
          <table:table-cell office:value-type="float" office:value="0.896646379396151" calcext:value-type="float">
            <text:p>0.896646379396151</text:p>
          </table:table-cell>
          <table:table-cell office:value-type="float" office:value="0.894969733915127" calcext:value-type="float">
            <text:p>0.894969733915127</text:p>
          </table:table-cell>
          <table:table-cell office:value-type="float" office:value="0.697814140419948" calcext:value-type="float">
            <text:p>0.697814140419948</text:p>
          </table:table-cell>
          <table:table-cell office:value-type="float" office:value="0.641059027777778" calcext:value-type="float">
            <text:p>0.641059027777778</text:p>
          </table:table-cell>
          <table:table-cell office:value-type="float" office:value="0.920612857873211" calcext:value-type="float">
            <text:p>0.920612857873211</text:p>
          </table:table-cell>
          <table:table-cell office:value-type="float" office:value="0.661272321428571" calcext:value-type="float">
            <text:p>0.661272321428571</text:p>
          </table:table-cell>
          <table:table-cell office:value-type="float" office:value="0.18408203125" calcext:value-type="float">
            <text:p>0.18408203125</text:p>
          </table:table-cell>
          <table:table-cell office:value-type="float" office:value="0.805397727272727" calcext:value-type="float">
            <text:p>0.805397727272727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30908203125" calcext:value-type="float">
            <text:p>0.30908203125</text:p>
          </table:table-cell>
          <table:table-cell office:value-type="float" office:value="0.99296875" calcext:value-type="float">
            <text:p>0.9929687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" calcext:value-type="float">
            <text:p>0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7859375" calcext:value-type="float">
            <text:p>0.7859375</text:p>
          </table:table-cell>
          <table:table-cell/>
          <table:table-cell table:formula="of:=SUMPRODUCT([.B7:.S7]; [.B$5:.S$5])/SUM([.B$5:.S$5])" office:value-type="float" office:value="0.939824059452996" calcext:value-type="float">
            <text:p>0.939824059452996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</table:table-row>
        <table:table-row table:style-name="ro1">
          <table:table-cell office:value-type="string" calcext:value-type="string">
            <text:p>SDC_1</text:p>
          </table:table-cell>
          <table:table-cell office:value-type="float" office:value="0.00563573473282443" calcext:value-type="float">
            <text:p>0.00563573473282443</text:p>
          </table:table-cell>
          <table:table-cell office:value-type="float" office:value="0.00442082928659721" calcext:value-type="float">
            <text:p>0.00442082928659721</text:p>
          </table:table-cell>
          <table:table-cell office:value-type="float" office:value="0.00727424959709911" calcext:value-type="float">
            <text:p>0.00727424959709911</text:p>
          </table:table-cell>
          <table:table-cell office:value-type="float" office:value="0.0158816149635037" calcext:value-type="float">
            <text:p>0.0158816149635037</text:p>
          </table:table-cell>
          <table:table-cell office:value-type="float" office:value="0.014395106091718" calcext:value-type="float">
            <text:p>0.014395106091718</text:p>
          </table:table-cell>
          <table:table-cell office:value-type="float" office:value="0.0169578412073491" calcext:value-type="float">
            <text:p>0.0169578412073491</text:p>
          </table:table-cell>
          <table:table-cell office:value-type="float" office:value="0.0490451388888889" calcext:value-type="float">
            <text:p>0.0490451388888889</text:p>
          </table:table-cell>
          <table:table-cell office:value-type="float" office:value="0.00881901840490798" calcext:value-type="float">
            <text:p>0.00881901840490798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0145596590909091" calcext:value-type="float">
            <text:p>0.0145596590909091</text:p>
          </table:table-cell>
          <table:table-cell office:value-type="float" office:value="0.0540865384615385" calcext:value-type="float">
            <text:p>0.0540865384615385</text:p>
          </table:table-cell>
          <table:table-cell office:value-type="float" office:value="0.0419921875" calcext:value-type="float">
            <text:p>0.0419921875</text:p>
          </table:table-cell>
          <table:table-cell office:value-type="float" office:value="0" calcext:value-type="float">
            <text:p>0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9052734375" calcext:value-type="float">
            <text:p>0.9052734375</text:p>
          </table:table-cell>
          <table:table-cell office:value-type="float" office:value="0.0611979166666667" calcext:value-type="float">
            <text:p>0.0611979166666667</text:p>
          </table:table-cell>
          <table:table-cell office:value-type="float" office:value="0.01484375" calcext:value-type="float">
            <text:p>0.01484375</text:p>
          </table:table-cell>
          <table:table-cell/>
          <table:table-cell table:formula="of:=SUMPRODUCT([.B8:.S8]; [.B$5:.S$5])/SUM([.B$5:.S$5])" office:value-type="float" office:value="0.00835794252468265" calcext:value-type="float">
            <text:p>0.00835794252468265</text:p>
          </table:table-cell>
          <table:table-cell table:number-columns-repeated="2"/>
          <table:table-cell office:value-type="string" calcext:value-type="string">
            <text:p>conv1</text:p>
          </table:table-cell>
          <table:table-cell/>
          <table:table-cell table:formula="of:=SUM([.G5];[.L5])" office:value-type="float" office:value="392" calcext:value-type="float">
            <text:p>3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C_0_5%</text:p>
          </table:table-cell>
          <table:table-cell office:value-type="float" office:value="0.0366397304389313" calcext:value-type="float">
            <text:p>0.0366397304389313</text:p>
          </table:table-cell>
          <table:table-cell office:value-type="float" office:value="0.0198678648684443" calcext:value-type="float">
            <text:p>0.0198678648684443</text:p>
          </table:table-cell>
          <table:table-cell office:value-type="float" office:value="0.0336529260676873" calcext:value-type="float">
            <text:p>0.0336529260676873</text:p>
          </table:table-cell>
          <table:table-cell office:value-type="float" office:value="0.0706339167219642" calcext:value-type="float">
            <text:p>0.0706339167219642</text:p>
          </table:table-cell>
          <table:table-cell office:value-type="float" office:value="0.0733043506160164" calcext:value-type="float">
            <text:p>0.0733043506160164</text:p>
          </table:table-cell>
          <table:table-cell office:value-type="float" office:value="0.23041748687664" calcext:value-type="float">
            <text:p>0.23041748687664</text:p>
          </table:table-cell>
          <table:table-cell office:value-type="float" office:value="0.220486111111111" calcext:value-type="float">
            <text:p>0.220486111111111</text:p>
          </table:table-cell>
          <table:table-cell office:value-type="float" office:value="0.0504537321063395" calcext:value-type="float">
            <text:p>0.0504537321063395</text:p>
          </table:table-cell>
          <table:table-cell office:value-type="float" office:value="0.259486607142857" calcext:value-type="float">
            <text:p>0.259486607142857</text:p>
          </table:table-cell>
          <table:table-cell office:value-type="float" office:value="0.62939453125" calcext:value-type="float">
            <text:p>0.62939453125</text:p>
          </table:table-cell>
          <table:table-cell office:value-type="float" office:value="0.134588068181818" calcext:value-type="float">
            <text:p>0.134588068181818</text:p>
          </table:table-cell>
          <table:table-cell office:value-type="float" office:value="0.0420673076923077" calcext:value-type="float">
            <text:p>0.0420673076923077</text:p>
          </table:table-cell>
          <table:table-cell office:value-type="float" office:value="0.6279296875" calcext:value-type="float">
            <text:p>0.6279296875</text:p>
          </table:table-cell>
          <table:table-cell office:value-type="float" office:value="0.00546875" calcext:value-type="float">
            <text:p>0.00546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526041666666667" calcext:value-type="float">
            <text:p>0.526041666666667</text:p>
          </table:table-cell>
          <table:table-cell office:value-type="float" office:value="0.1515625" calcext:value-type="float">
            <text:p>0.1515625</text:p>
          </table:table-cell>
          <table:table-cell/>
          <table:table-cell table:formula="of:=SUMPRODUCT([.B9:.S9]; [.B$5:.S$5])/SUM([.B$5:.S$5])" office:value-type="float" office:value="0.0420577627705893" calcext:value-type="float">
            <text:p>0.0420577627705893</text:p>
          </table:table-cell>
          <table:table-cell table:number-columns-repeated="2"/>
          <table:table-cell office:value-type="string" calcext:value-type="string">
            <text:p>lif1</text:p>
          </table:table-cell>
          <table:table-cell table:formula="of:=SUM(;[.D5];[.E5];[.G5];[.I5])" office:value-type="float" office:value="8582" calcext:value-type="float">
            <text:p>8582</text:p>
          </table:table-cell>
          <table:table-cell table:formula="of:=SUM(;[.E5];[.F5];[.H5];[.J5])" office:value-type="float" office:value="2984" calcext:value-type="float">
            <text:p>29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C_5_10%</text:p>
          </table:table-cell>
          <table:table-cell office:value-type="float" office:value="0.00360806297709924" calcext:value-type="float">
            <text:p>0.00360806297709924</text:p>
          </table:table-cell>
          <table:table-cell office:value-type="float" office:value="0.000686335643651775" calcext:value-type="float">
            <text:p>0.000686335643651775</text:p>
          </table:table-cell>
          <table:table-cell office:value-type="float" office:value="0.00246147260273973" calcext:value-type="float">
            <text:p>0.00246147260273973</text:p>
          </table:table-cell>
          <table:table-cell office:value-type="float" office:value="0.00511415477770405" calcext:value-type="float">
            <text:p>0.00511415477770405</text:p>
          </table:table-cell>
          <table:table-cell office:value-type="float" office:value="0.00524843856947296" calcext:value-type="float">
            <text:p>0.00524843856947296</text:p>
          </table:table-cell>
          <table:table-cell office:value-type="float" office:value="0.0175114829396325" calcext:value-type="float">
            <text:p>0.0175114829396325</text:p>
          </table:table-cell>
          <table:table-cell office:value-type="float" office:value="0.0182291666666667" calcext:value-type="float">
            <text:p>0.0182291666666667</text:p>
          </table:table-cell>
          <table:table-cell office:value-type="float" office:value="0.00563171012269939" calcext:value-type="float">
            <text:p>0.00563171012269939</text:p>
          </table:table-cell>
          <table:table-cell office:value-type="float" office:value="0.0178571428571429" calcext:value-type="float">
            <text:p>0.0178571428571429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38494318181818" calcext:value-type="float">
            <text:p>0.0138494318181818</text:p>
          </table:table-cell>
          <table:table-cell office:value-type="float" office:value="0.00330528846153846" calcext:value-type="float">
            <text:p>0.00330528846153846</text:p>
          </table:table-cell>
          <table:table-cell office:value-type="float" office:value="0.0029296875" calcext:value-type="float">
            <text:p>0.0029296875</text:p>
          </table:table-cell>
          <table:table-cell office:value-type="float" office:value="0" calcext:value-type="float">
            <text:p>0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0299479166666667" calcext:value-type="float">
            <text:p>0.0299479166666667</text:p>
          </table:table-cell>
          <table:table-cell office:value-type="float" office:value="0.0125" calcext:value-type="float">
            <text:p>0.0125</text:p>
          </table:table-cell>
          <table:table-cell/>
          <table:table-cell table:formula="of:=SUMPRODUCT([.B10:.S10]; [.B$5:.S$5])/SUM([.B$5:.S$5])" office:value-type="float" office:value="0.0028656692677991" calcext:value-type="float">
            <text:p>0.0028656692677991</text:p>
          </table:table-cell>
          <table:table-cell table:number-columns-repeated="2"/>
          <table:table-cell office:value-type="string" calcext:value-type="string">
            <text:p>conv2</text:p>
          </table:table-cell>
          <table:table-cell table:formula="of:=SUM(;[.C5];[.L5])" office:value-type="float" office:value="5674" calcext:value-type="float">
            <text:p>5674</text:p>
          </table:table-cell>
          <table:table-cell table:formula="of:=SUM(;[.D5];[.M5])" office:value-type="float" office:value="6218" calcext:value-type="float">
            <text:p>62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C_10_20%</text:p>
          </table:table-cell>
          <table:table-cell office:value-type="float" office:value="0.00403297948473282" calcext:value-type="float">
            <text:p>0.00403297948473282</text:p>
          </table:table-cell>
          <table:table-cell office:value-type="float" office:value="0.000745657116369415" calcext:value-type="float">
            <text:p>0.000745657116369415</text:p>
          </table:table-cell>
          <table:table-cell office:value-type="float" office:value="0.00254960717163578" calcext:value-type="float">
            <text:p>0.00254960717163578</text:p>
          </table:table-cell>
          <table:table-cell office:value-type="float" office:value="0.00477718563370936" calcext:value-type="float">
            <text:p>0.00477718563370936</text:p>
          </table:table-cell>
          <table:table-cell office:value-type="float" office:value="0.00498107032854209" calcext:value-type="float">
            <text:p>0.00498107032854209</text:p>
          </table:table-cell>
          <table:table-cell office:value-type="float" office:value="0.0161068733595801" calcext:value-type="float">
            <text:p>0.0161068733595801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057355572597137" calcext:value-type="float">
            <text:p>0.0057355572597137</text:p>
          </table:table-cell>
          <table:table-cell office:value-type="float" office:value="0.0206473214285714" calcext:value-type="float">
            <text:p>0.0206473214285714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0149147727272727" calcext:value-type="float">
            <text:p>0.0149147727272727</text:p>
          </table:table-cell>
          <table:table-cell office:value-type="float" office:value="0.00661057692307692" calcext:value-type="float">
            <text:p>0.00661057692307692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260416666666667" calcext:value-type="float">
            <text:p>0.0260416666666667</text:p>
          </table:table-cell>
          <table:table-cell office:value-type="float" office:value="0.0171875" calcext:value-type="float">
            <text:p>0.0171875</text:p>
          </table:table-cell>
          <table:table-cell/>
          <table:table-cell table:formula="of:=SUMPRODUCT([.B11:.S11]; [.B$5:.S$5])/SUM([.B$5:.S$5])" office:value-type="float" office:value="0.00286471109032931" calcext:value-type="float">
            <text:p>0.00286471109032931</text:p>
          </table:table-cell>
          <table:table-cell table:number-columns-repeated="2"/>
          <table:table-cell office:value-type="string" calcext:value-type="string">
            <text:p>lif2</text:p>
          </table:table-cell>
          <table:table-cell table:formula="of:=SUM(;[.A5];[.H5];[.O5];[.R5])" office:value-type="float" office:value="17" calcext:value-type="float">
            <text:p>17</text:p>
          </table:table-cell>
          <table:table-cell table:formula="of:=SUM(;[.B5];[.I5];[.P5];[.S5])" office:value-type="float" office:value="1022" calcext:value-type="float">
            <text:p>10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C_20</text:p>
          </table:table-cell>
          <table:table-cell office:value-type="float" office:value="0.00529281965648855" calcext:value-type="float">
            <text:p>0.00529281965648855</text:p>
          </table:table-cell>
          <table:table-cell office:value-type="float" office:value="0.00103536663429278" calcext:value-type="float">
            <text:p>0.00103536663429278</text:p>
          </table:table-cell>
          <table:table-cell office:value-type="float" office:value="0.00359651994359388" calcext:value-type="float">
            <text:p>0.00359651994359388</text:p>
          </table:table-cell>
          <table:table-cell office:value-type="float" office:value="0.00694674850696749" calcext:value-type="float">
            <text:p>0.00694674850696749</text:p>
          </table:table-cell>
          <table:table-cell office:value-type="float" office:value="0.00710130047912389" calcext:value-type="float">
            <text:p>0.00710130047912389</text:p>
          </table:table-cell>
          <table:table-cell office:value-type="float" office:value="0.0211921751968504" calcext:value-type="float">
            <text:p>0.0211921751968504</text:p>
          </table:table-cell>
          <table:table-cell office:value-type="float" office:value="0.0438368055555556" calcext:value-type="float">
            <text:p>0.0438368055555556</text:p>
          </table:table-cell>
          <table:table-cell office:value-type="float" office:value="0.00874712423312884" calcext:value-type="float">
            <text:p>0.00874712423312884</text:p>
          </table:table-cell>
          <table:table-cell office:value-type="float" office:value="0.0212053571428571" calcext:value-type="float">
            <text:p>0.0212053571428571</text:p>
          </table:table-cell>
          <table:table-cell office:value-type="float" office:value="0.01318359375" calcext:value-type="float">
            <text:p>0.01318359375</text:p>
          </table:table-cell>
          <table:table-cell office:value-type="float" office:value="0.0166903409090909" calcext:value-type="float">
            <text:p>0.0166903409090909</text:p>
          </table:table-cell>
          <table:table-cell office:value-type="float" office:value="0.00721153846153846" calcext:value-type="float">
            <text:p>0.00721153846153846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556640625" calcext:value-type="float">
            <text:p>0.055664062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0286458333333333" calcext:value-type="float">
            <text:p>0.0286458333333333</text:p>
          </table:table-cell>
          <table:table-cell office:value-type="float" office:value="0.01796875" calcext:value-type="float">
            <text:p>0.01796875</text:p>
          </table:table-cell>
          <table:table-cell/>
          <table:table-cell table:formula="of:=SUMPRODUCT([.B12:.S12]; [.$B4:.$S4])/SUM([.$B4:.$S4])" office:value-type="float" office:value="0.00405272574369095" calcext:value-type="float">
            <text:p>0.00405272574369095</text:p>
          </table:table-cell>
          <table:table-cell table:number-columns-repeated="2"/>
          <table:table-cell office:value-type="string" calcext:value-type="string">
            <text:p>fc1</text:p>
          </table:table-cell>
          <table:table-cell table:formula="of:=SUM(;[.B5];[.N5])" office:value-type="float" office:value="532" calcext:value-type="float">
            <text:p>532</text:p>
          </table:table-cell>
          <table:table-cell table:formula="of:=SUM(;[.C5];[.O5])" office:value-type="float" office:value="5668" calcext:value-type="float">
            <text:p>5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_masked</text:p>
          </table:table-cell>
          <table:table-cell table:formula="of:=2.58*SQRT(([.B7]*(1-[.B7]))/([.B$5]))*SQRT(([.B$4]-[.B$5])/([.B$4]-1))" office:value-type="float" office:value="0.0254768493581255" calcext:value-type="float">
            <text:p>0.0254768493581255</text:p>
          </table:table-cell>
          <table:table-cell table:formula="of:=2.58*SQRT(([.C7]*(1-[.C7]))/([.C$5]))*SQRT(([.C$4]-[.C$5])/([.C$4]-1))" office:value-type="float" office:value="0.00547655841000376" calcext:value-type="float">
            <text:p>0.00547655841000376</text:p>
          </table:table-cell>
          <table:table-cell table:formula="of:=2.58*SQRT(([.D7]*(1-[.D7]))/([.D$5]))*SQRT(([.D$4]-[.D$5])/([.D$4]-1))" office:value-type="float" office:value="0.00703463825939623" calcext:value-type="float">
            <text:p>0.00703463825939623</text:p>
          </table:table-cell>
          <table:table-cell table:formula="of:=2.58*SQRT(([.E7]*(1-[.E7]))/([.E$5]))*SQRT(([.E$4]-[.E$5])/([.E$4]-1))" office:value-type="float" office:value="0.0200284521023593" calcext:value-type="float">
            <text:p>0.0200284521023593</text:p>
          </table:table-cell>
          <table:table-cell table:formula="of:=2.58*SQRT(([.F7]*(1-[.F7]))/([.F$5]))*SQRT(([.F$4]-[.F$5])/([.F$4]-1))" office:value-type="float" office:value="0.0204928447679773" calcext:value-type="float">
            <text:p>0.0204928447679773</text:p>
          </table:table-cell>
          <table:table-cell table:formula="of:=2.58*SQRT(([.G7]*(1-[.G7]))/([.G$5]))*SQRT(([.G$4]-[.G$5])/([.G$4]-1))" office:value-type="float" office:value="0.0600928963919233" calcext:value-type="float">
            <text:p>0.0600928963919233</text:p>
          </table:table-cell>
          <table:table-cell table:formula="of:=2.58*SQRT(([.H7]*(1-[.H7]))/([.H$5]))*SQRT(([.H$4]-[.H$5])/([.H$4]-1))" office:value-type="float" office:value="0.408825030180139" calcext:value-type="float">
            <text:p>0.408825030180139</text:p>
          </table:table-cell>
          <table:table-cell table:formula="of:=2.58*SQRT(([.I7]*(1-[.I7]))/([.I$5]))*SQRT(([.I$4]-[.I$5])/([.I$4]-1))" office:value-type="float" office:value="0.031239162508845" calcext:value-type="float">
            <text:p>0.031239162508845</text:p>
          </table:table-cell>
          <table:table-cell table:formula="of:=2.58*SQRT(([.J7]*(1-[.J7]))/([.J$5]))*SQRT(([.J$4]-[.J$5])/([.J$4]-1))" office:value-type="float" office:value="0.458407521114664" calcext:value-type="float">
            <text:p>0.458407521114664</text:p>
          </table:table-cell>
          <table:table-cell table:formula="of:=2.58*SQRT(([.K7]*(1-[.K7]))/([.K$5]))*SQRT(([.K$4]-[.K$5])/([.K$4]-1))" office:value-type="float" office:value="0.349968795884003" calcext:value-type="float">
            <text:p>0.349968795884003</text:p>
          </table:table-cell>
          <table:table-cell table:formula="of:=2.58*SQRT(([.L7]*(1-[.L7]))/([.L$5]))*SQRT(([.L$4]-[.L$5])/([.L$4]-1))" office:value-type="float" office:value="0.303918786294435" calcext:value-type="float">
            <text:p>0.303918786294435</text:p>
          </table:table-cell>
          <table:table-cell table:formula="of:=2.58*SQRT(([.M7]*(1-[.M7]))/([.M$5]))*SQRT(([.M$4]-[.M$5])/([.M$4]-1))" office:value-type="float" office:value="0.225453900342771" calcext:value-type="float">
            <text:p>0.225453900342771</text:p>
          </table:table-cell>
          <table:table-cell table:formula="of:=2.58*SQRT(([.N7]*(1-[.N7]))/([.N$5]))*SQRT(([.N$4]-[.N$5])/([.N$4]-1))" office:value-type="float" office:value="0.417302030746719" calcext:value-type="float">
            <text:p>0.417302030746719</text:p>
          </table:table-cell>
          <table:table-cell table:formula="of:=2.58*SQRT(([.O7]*(1-[.O7]))/([.O$5]))*SQRT(([.O$4]-[.O$5])/([.O$4]-1))" office:value-type="float" office:value="0.0958583486873781" calcext:value-type="float">
            <text:p>0.0958583486873781</text:p>
          </table:table-cell>
          <table:table-cell table:formula="of:=2.58*SQRT(([.P7]*(1-[.P7]))/([.P$5]))*SQRT(([.P$4]-[.P$5])/([.P$4]-1))" office:value-type="float" office:value="0.638491176415806" calcext:value-type="float">
            <text:p>0.638491176415806</text:p>
          </table:table-cell>
          <table:table-cell table:formula="of:=2.58*SQRT(([.Q7]*(1-[.Q7]))/([.Q$5]))*SQRT(([.Q$4]-[.Q$5])/([.Q$4]-1))" office:value-type="float" office:value="0" calcext:value-type="float">
            <text:p>0</text:p>
          </table:table-cell>
          <table:table-cell table:formula="of:=2.58*SQRT(([.R7]*(1-[.R7]))/([.R$5]))*SQRT(([.R$4]-[.R$5])/([.R$4]-1))" office:value-type="float" office:value="0.697400308290731" calcext:value-type="float">
            <text:p>0.697400308290731</text:p>
          </table:table-cell>
          <table:table-cell table:formula="of:=2.58*SQRT(([.S7]*(1-[.S7]))/([.S$5]))*SQRT(([.S$4]-[.S$5])/([.S$4]-1))" office:value-type="float" office:value="0.467268271852016" calcext:value-type="float">
            <text:p>0.467268271852016</text:p>
          </table:table-cell>
          <table:table-cell office:value-type="string" calcext:value-type="string">
            <text:p>SUM</text:p>
          </table:table-cell>
          <table:table-cell table:formula="of:=SUM([.U7:.U12])" office:value-type="float" office:value="1.00002287085009" calcext:value-type="float">
            <text:p>1.00002287085009</text:p>
          </table:table-cell>
          <table:table-cell table:number-columns-repeated="2"/>
          <table:table-cell office:value-type="string" calcext:value-type="string">
            <text:p>lif3</text:p>
          </table:table-cell>
          <table:table-cell table:formula="of:=SUM([.J5];[.M5];[.P5];[.Q5])" office:value-type="float" office:value="28" calcext:value-type="float">
            <text:p>28</text:p>
          </table:table-cell>
          <table:table-cell table:formula="of:=SUM([.K5];[.N5];[.Q5];[.R5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_SDC_1</text:p>
          </table:table-cell>
          <table:table-cell table:formula="of:=2.58*SQRT(([.B8]*(1-[.B8]))/([.B$5]))*SQRT(([.B$4]-[.B$5])/([.B$4]-1))" office:value-type="float" office:value="0.00835063917916747" calcext:value-type="float">
            <text:p>0.00835063917916747</text:p>
          </table:table-cell>
          <table:table-cell table:formula="of:=2.58*SQRT(([.C8]*(1-[.C8]))/([.C$5]))*SQRT(([.C$4]-[.C$5])/([.C$4]-1))" office:value-type="float" office:value="0.00225151898552985" calcext:value-type="float">
            <text:p>0.00225151898552985</text:p>
          </table:table-cell>
          <table:table-cell table:formula="of:=2.58*SQRT(([.D8]*(1-[.D8]))/([.D$5]))*SQRT(([.D$4]-[.D$5])/([.D$4]-1))" office:value-type="float" office:value="0.00275503612499347" calcext:value-type="float">
            <text:p>0.00275503612499347</text:p>
          </table:table-cell>
          <table:table-cell table:formula="of:=2.58*SQRT(([.E8]*(1-[.E8]))/([.E$5]))*SQRT(([.E$4]-[.E$5])/([.E$4]-1))" office:value-type="float" office:value="0.00822517113992394" calcext:value-type="float">
            <text:p>0.00822517113992394</text:p>
          </table:table-cell>
          <table:table-cell table:formula="of:=2.58*SQRT(([.F8]*(1-[.F8]))/([.F$5]))*SQRT(([.F$4]-[.F$5])/([.F$4]-1))" office:value-type="float" office:value="0.00796158807356474" calcext:value-type="float">
            <text:p>0.00796158807356474</text:p>
          </table:table-cell>
          <table:table-cell table:formula="of:=2.58*SQRT(([.G8]*(1-[.G8]))/([.G$5]))*SQRT(([.G$4]-[.G$5])/([.G$4]-1))" office:value-type="float" office:value="0.0168961415316694" calcext:value-type="float">
            <text:p>0.0168961415316694</text:p>
          </table:table-cell>
          <table:table-cell table:formula="of:=2.58*SQRT(([.H8]*(1-[.H8]))/([.H$5]))*SQRT(([.H$4]-[.H$5])/([.H$4]-1))" office:value-type="float" office:value="0.184058079234547" calcext:value-type="float">
            <text:p>0.184058079234547</text:p>
          </table:table-cell>
          <table:table-cell table:formula="of:=2.58*SQRT(([.I8]*(1-[.I8]))/([.I$5]))*SQRT(([.I$4]-[.I$5])/([.I$4]-1))" office:value-type="float" office:value="0.0108036967370527" calcext:value-type="float">
            <text:p>0.0108036967370527</text:p>
          </table:table-cell>
          <table:table-cell table:formula="of:=2.58*SQRT(([.J8]*(1-[.J8]))/([.J$5]))*SQRT(([.J$4]-[.J$5])/([.J$4]-1))" office:value-type="float" office:value="0.13403496853294" calcext:value-type="float">
            <text:p>0.13403496853294</text:p>
          </table:table-cell>
          <table:table-cell table:formula="of:=2.58*SQRT(([.K8]*(1-[.K8]))/([.K$5]))*SQRT(([.K$4]-[.K$5])/([.K$4]-1))" office:value-type="float" office:value="0.315736001493392" calcext:value-type="float">
            <text:p>0.315736001493392</text:p>
          </table:table-cell>
          <table:table-cell table:formula="of:=2.58*SQRT(([.L8]*(1-[.L8]))/([.L$5]))*SQRT(([.L$4]-[.L$5])/([.L$4]-1))" office:value-type="float" office:value="0.0919536904746391" calcext:value-type="float">
            <text:p>0.0919536904746391</text:p>
          </table:table-cell>
          <table:table-cell table:formula="of:=2.58*SQRT(([.M8]*(1-[.M8]))/([.M$5]))*SQRT(([.M$4]-[.M$5])/([.M$4]-1))" office:value-type="float" office:value="0.160900016088976" calcext:value-type="float">
            <text:p>0.160900016088976</text:p>
          </table:table-cell>
          <table:table-cell table:formula="of:=2.58*SQRT(([.N8]*(1-[.N8]))/([.N$5]))*SQRT(([.N$4]-[.N$5])/([.N$4]-1))" office:value-type="float" office:value="0.181121143060024" calcext:value-type="float">
            <text:p>0.181121143060024</text:p>
          </table:table-cell>
          <table:table-cell table:formula="of:=2.58*SQRT(([.O8]*(1-[.O8]))/([.O$5]))*SQRT(([.O$4]-[.O$5])/([.O$4]-1))" office:value-type="float" office:value="0" calcext:value-type="float">
            <text:p>0</text:p>
          </table:table-cell>
          <table:table-cell table:formula="of:=2.58*SQRT(([.P8]*(1-[.P8]))/([.P$5]))*SQRT(([.P$4]-[.P$5])/([.P$4]-1))" office:value-type="float" office:value="0.466299157585364" calcext:value-type="float">
            <text:p>0.466299157585364</text:p>
          </table:table-cell>
          <table:table-cell table:formula="of:=2.58*SQRT(([.Q8]*(1-[.Q8]))/([.Q$5]))*SQRT(([.Q$4]-[.Q$5])/([.Q$4]-1))" office:value-type="float" office:value="0.376141759373107" calcext:value-type="float">
            <text:p>0.376141759373107</text:p>
          </table:table-cell>
          <table:table-cell table:formula="of:=2.58*SQRT(([.R8]*(1-[.R8]))/([.R$5]))*SQRT(([.R$4]-[.R$5])/([.R$4]-1))" office:value-type="float" office:value="0.356019327211995" calcext:value-type="float">
            <text:p>0.356019327211995</text:p>
          </table:table-cell>
          <table:table-cell table:formula="of:=2.58*SQRT(([.S8]*(1-[.S8]))/([.S$5]))*SQRT(([.S$4]-[.S$5])/([.S$4]-1))" office:value-type="float" office:value="0.137761024803306" calcext:value-type="float">
            <text:p>0.1377610248033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pan text:style-name="T1">e_</text:span>SDC_0_5%</text:p>
          </table:table-cell>
          <table:table-cell table:formula="of:=2.58*SQRT(([.B9]*(1-[.B9]))/([.B$5]))*SQRT(([.B$4]-[.B$5])/([.B$4]-1))" office:value-type="float" office:value="0.0209576311940227" calcext:value-type="float">
            <text:p>0.0209576311940227</text:p>
          </table:table-cell>
          <table:table-cell table:formula="of:=2.58*SQRT(([.C9]*(1-[.C9]))/([.C$5]))*SQRT(([.C$4]-[.C$5])/([.C$4]-1))" office:value-type="float" office:value="0.00473591340856742" calcext:value-type="float">
            <text:p>0.00473591340856742</text:p>
          </table:table-cell>
          <table:table-cell table:formula="of:=2.58*SQRT(([.D9]*(1-[.D9]))/([.D$5]))*SQRT(([.D$4]-[.D$5])/([.D$4]-1))" office:value-type="float" office:value="0.00584650786943816" calcext:value-type="float">
            <text:p>0.00584650786943816</text:p>
          </table:table-cell>
          <table:table-cell table:formula="of:=2.58*SQRT(([.E9]*(1-[.E9]))/([.E$5]))*SQRT(([.E$4]-[.E$5])/([.E$4]-1))" office:value-type="float" office:value="0.0168567557121994" calcext:value-type="float">
            <text:p>0.0168567557121994</text:p>
          </table:table-cell>
          <table:table-cell table:formula="of:=2.58*SQRT(([.F9]*(1-[.F9]))/([.F$5]))*SQRT(([.F$4]-[.F$5])/([.F$4]-1))" office:value-type="float" office:value="0.0174210481302577" calcext:value-type="float">
            <text:p>0.0174210481302577</text:p>
          </table:table-cell>
          <table:table-cell table:formula="of:=2.58*SQRT(([.G9]*(1-[.G9]))/([.G$5]))*SQRT(([.G$4]-[.G$5])/([.G$4]-1))" office:value-type="float" office:value="0.0551063312094973" calcext:value-type="float">
            <text:p>0.0551063312094973</text:p>
          </table:table-cell>
          <table:table-cell table:formula="of:=2.58*SQRT(([.H9]*(1-[.H9]))/([.H$5]))*SQRT(([.H$4]-[.H$5])/([.H$4]-1))" office:value-type="float" office:value="0.353329173368347" calcext:value-type="float">
            <text:p>0.353329173368347</text:p>
          </table:table-cell>
          <table:table-cell table:formula="of:=2.58*SQRT(([.I9]*(1-[.I9]))/([.I$5]))*SQRT(([.I$4]-[.I$5])/([.I$4]-1))" office:value-type="float" office:value="0.0252924263645639" calcext:value-type="float">
            <text:p>0.0252924263645639</text:p>
          </table:table-cell>
          <table:table-cell table:formula="of:=2.58*SQRT(([.J9]*(1-[.J9]))/([.J$5]))*SQRT(([.J$4]-[.J$5])/([.J$4]-1))" office:value-type="float" office:value="0.424580605122757" calcext:value-type="float">
            <text:p>0.424580605122757</text:p>
          </table:table-cell>
          <table:table-cell table:formula="of:=2.58*SQRT(([.K9]*(1-[.K9]))/([.K$5]))*SQRT(([.K$4]-[.K$5])/([.K$4]-1))" office:value-type="float" office:value="0.436131816046163" calcext:value-type="float">
            <text:p>0.436131816046163</text:p>
          </table:table-cell>
          <table:table-cell table:formula="of:=2.58*SQRT(([.L9]*(1-[.L9]))/([.L$5]))*SQRT(([.L$4]-[.L$5])/([.L$4]-1))" office:value-type="float" office:value="0.261995065292939" calcext:value-type="float">
            <text:p>0.261995065292939</text:p>
          </table:table-cell>
          <table:table-cell table:formula="of:=2.58*SQRT(([.M9]*(1-[.M9]))/([.M$5]))*SQRT(([.M$4]-[.M$5])/([.M$4]-1))" office:value-type="float" office:value="0.142799158215393" calcext:value-type="float">
            <text:p>0.142799158215393</text:p>
          </table:table-cell>
          <table:table-cell table:formula="of:=2.58*SQRT(([.N9]*(1-[.N9]))/([.N$5]))*SQRT(([.N$4]-[.N$5])/([.N$4]-1))" office:value-type="float" office:value="0.436484064912287" calcext:value-type="float">
            <text:p>0.436484064912287</text:p>
          </table:table-cell>
          <table:table-cell table:formula="of:=2.58*SQRT(([.O9]*(1-[.O9]))/([.O$5]))*SQRT(([.O$4]-[.O$5])/([.O$4]-1))" office:value-type="float" office:value="0.0846056049542433" calcext:value-type="float">
            <text:p>0.0846056049542433</text:p>
          </table:table-cell>
          <table:table-cell table:formula="of:=2.58*SQRT(([.P9]*(1-[.P9]))/([.P$5]))*SQRT(([.P$4]-[.P$5])/([.P$4]-1))" office:value-type="float" office:value="0.531590790020069" calcext:value-type="float">
            <text:p>0.531590790020069</text:p>
          </table:table-cell>
          <table:table-cell table:formula="of:=2.58*SQRT(([.Q9]*(1-[.Q9]))/([.Q$5]))*SQRT(([.Q$4]-[.Q$5])/([.Q$4]-1))" office:value-type="float" office:value="0.254745315477586" calcext:value-type="float">
            <text:p>0.254745315477586</text:p>
          </table:table-cell>
          <table:table-cell table:formula="of:=2.58*SQRT(([.R9]*(1-[.R9]))/([.R$5]))*SQRT(([.R$4]-[.R$5])/([.R$4]-1))" office:value-type="float" office:value="0.741648953407651" calcext:value-type="float">
            <text:p>0.741648953407651</text:p>
          </table:table-cell>
          <table:table-cell table:formula="of:=2.58*SQRT(([.S9]*(1-[.S9]))/([.S$5]))*SQRT(([.S$4]-[.S$5])/([.S$4]-1))" office:value-type="float" office:value="0.408514803333129" calcext:value-type="float">
            <text:p>0.4085148033331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pan text:style-name="T1">e_</text:span>SDC_5_10%</text:p>
          </table:table-cell>
          <table:table-cell table:formula="of:=2.58*SQRT(([.B10]*(1-[.B10]))/([.B$5]))*SQRT(([.B$4]-[.B$5])/([.B$4]-1))" office:value-type="float" office:value="0.00668842481958543" calcext:value-type="float">
            <text:p>0.00668842481958543</text:p>
          </table:table-cell>
          <table:table-cell table:formula="of:=2.58*SQRT(([.C10]*(1-[.C10]))/([.C$5]))*SQRT(([.C$4]-[.C$5])/([.C$4]-1))" office:value-type="float" office:value="0.000888802014008544" calcext:value-type="float">
            <text:p>0.000888802014008544</text:p>
          </table:table-cell>
          <table:table-cell table:formula="of:=2.58*SQRT(([.D10]*(1-[.D10]))/([.D$5]))*SQRT(([.D$4]-[.D$5])/([.D$4]-1))" office:value-type="float" office:value="0.00160650061862688" calcext:value-type="float">
            <text:p>0.00160650061862688</text:p>
          </table:table-cell>
          <table:table-cell table:formula="of:=2.58*SQRT(([.E10]*(1-[.E10]))/([.E$5]))*SQRT(([.E$4]-[.E$5])/([.E$4]-1))" office:value-type="float" office:value="0.00469296698359041" calcext:value-type="float">
            <text:p>0.00469296698359041</text:p>
          </table:table-cell>
          <table:table-cell table:formula="of:=2.58*SQRT(([.F10]*(1-[.F10]))/([.F$5]))*SQRT(([.F$4]-[.F$5])/([.F$4]-1))" office:value-type="float" office:value="0.00482962284436424" calcext:value-type="float">
            <text:p>0.00482962284436424</text:p>
          </table:table-cell>
          <table:table-cell table:formula="of:=2.58*SQRT(([.G10]*(1-[.G10]))/([.G$5]))*SQRT(([.G$4]-[.G$5])/([.G$4]-1))" office:value-type="float" office:value="0.0171649044108605" calcext:value-type="float">
            <text:p>0.0171649044108605</text:p>
          </table:table-cell>
          <table:table-cell table:formula="of:=2.58*SQRT(([.H10]*(1-[.H10]))/([.H$5]))*SQRT(([.H$4]-[.H$5])/([.H$4]-1))" office:value-type="float" office:value="0.11401590020399" calcext:value-type="float">
            <text:p>0.11401590020399</text:p>
          </table:table-cell>
          <table:table-cell table:formula="of:=2.58*SQRT(([.I10]*(1-[.I10]))/([.I$5]))*SQRT(([.I$4]-[.I$5])/([.I$4]-1))" office:value-type="float" office:value="0.00864728075617159" calcext:value-type="float">
            <text:p>0.00864728075617159</text:p>
          </table:table-cell>
          <table:table-cell table:formula="of:=2.58*SQRT(([.J10]*(1-[.J10]))/([.J$5]))*SQRT(([.J$4]-[.J$5])/([.J$4]-1))" office:value-type="float" office:value="0.128271312000239" calcext:value-type="float">
            <text:p>0.128271312000239</text:p>
          </table:table-cell>
          <table:table-cell table:formula="of:=2.58*SQRT(([.K10]*(1-[.K10]))/([.K$5]))*SQRT(([.K$4]-[.K$5])/([.K$4]-1))" office:value-type="float" office:value="0.0795046017266494" calcext:value-type="float">
            <text:p>0.0795046017266494</text:p>
          </table:table-cell>
          <table:table-cell table:formula="of:=2.58*SQRT(([.L10]*(1-[.L10]))/([.L$5]))*SQRT(([.L$4]-[.L$5])/([.L$4]-1))" office:value-type="float" office:value="0.0897151908261361" calcext:value-type="float">
            <text:p>0.0897151908261361</text:p>
          </table:table-cell>
          <table:table-cell table:formula="of:=2.58*SQRT(([.M10]*(1-[.M10]))/([.M$5]))*SQRT(([.M$4]-[.M$5])/([.M$4]-1))" office:value-type="float" office:value="0.0408292640180962" calcext:value-type="float">
            <text:p>0.0408292640180962</text:p>
          </table:table-cell>
          <table:table-cell table:formula="of:=2.58*SQRT(([.N10]*(1-[.N10]))/([.N$5]))*SQRT(([.N$4]-[.N$5])/([.N$4]-1))" office:value-type="float" office:value="0.0488060788571627" calcext:value-type="float">
            <text:p>0.0488060788571627</text:p>
          </table:table-cell>
          <table:table-cell table:formula="of:=2.58*SQRT(([.O10]*(1-[.O10]))/([.O$5]))*SQRT(([.O$4]-[.O$5])/([.O$4]-1))" office:value-type="float" office:value="0" calcext:value-type="float">
            <text:p>0</text:p>
          </table:table-cell>
          <table:table-cell table:formula="of:=2.58*SQRT(([.P10]*(1-[.P10]))/([.P$5]))*SQRT(([.P$4]-[.P$5])/([.P$4]-1))" office:value-type="float" office:value="0.201004340315902" calcext:value-type="float">
            <text:p>0.201004340315902</text:p>
          </table:table-cell>
          <table:table-cell table:formula="of:=2.58*SQRT(([.Q10]*(1-[.Q10]))/([.Q$5]))*SQRT(([.Q$4]-[.Q$5])/([.Q$4]-1))" office:value-type="float" office:value="0.149159363733308" calcext:value-type="float">
            <text:p>0.149159363733308</text:p>
          </table:table-cell>
          <table:table-cell table:formula="of:=2.58*SQRT(([.R10]*(1-[.R10]))/([.R$5]))*SQRT(([.R$4]-[.R$5])/([.R$4]-1))" office:value-type="float" office:value="0.25316232074088" calcext:value-type="float">
            <text:p>0.25316232074088</text:p>
          </table:table-cell>
          <table:table-cell table:formula="of:=2.58*SQRT(([.S10]*(1-[.S10]))/([.S$5]))*SQRT(([.S$4]-[.S$5])/([.S$4]-1))" office:value-type="float" office:value="0.126568475575216" calcext:value-type="float">
            <text:p>0.1265684755752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pan text:style-name="T1">e_</text:span>SDC_10_20%</text:p>
          </table:table-cell>
          <table:table-cell table:formula="of:=2.58*SQRT(([.B11]*(1-[.B11]))/([.B$5]))*SQRT(([.B$4]-[.B$5])/([.B$4]-1))" office:value-type="float" office:value="0.00706980081633814" calcext:value-type="float">
            <text:p>0.00706980081633814</text:p>
          </table:table-cell>
          <table:table-cell table:formula="of:=2.58*SQRT(([.C11]*(1-[.C11]))/([.C$5]))*SQRT(([.C$4]-[.C$5])/([.C$4]-1))" office:value-type="float" office:value="0.000926389120183347" calcext:value-type="float">
            <text:p>0.000926389120183347</text:p>
          </table:table-cell>
          <table:table-cell table:formula="of:=2.58*SQRT(([.D11]*(1-[.D11]))/([.D$5]))*SQRT(([.D$4]-[.D$5])/([.D$4]-1))" office:value-type="float" office:value="0.00163493632761728" calcext:value-type="float">
            <text:p>0.00163493632761728</text:p>
          </table:table-cell>
          <table:table-cell table:formula="of:=2.58*SQRT(([.E11]*(1-[.E11]))/([.E$5]))*SQRT(([.E$4]-[.E$5])/([.E$4]-1))" office:value-type="float" office:value="0.00453649210523512" calcext:value-type="float">
            <text:p>0.00453649210523512</text:p>
          </table:table-cell>
          <table:table-cell table:formula="of:=2.58*SQRT(([.F11]*(1-[.F11]))/([.F$5]))*SQRT(([.F$4]-[.F$5])/([.F$4]-1))" office:value-type="float" office:value="0.00470563081851335" calcext:value-type="float">
            <text:p>0.00470563081851335</text:p>
          </table:table-cell>
          <table:table-cell table:formula="of:=2.58*SQRT(([.G11]*(1-[.G11]))/([.G$5]))*SQRT(([.G$4]-[.G$5])/([.G$4]-1))" office:value-type="float" office:value="0.0164738751505202" calcext:value-type="float">
            <text:p>0.0164738751505202</text:p>
          </table:table-cell>
          <table:table-cell table:formula="of:=2.58*SQRT(([.H11]*(1-[.H11]))/([.H$5]))*SQRT(([.H$4]-[.H$5])/([.H$4]-1))" office:value-type="float" office:value="0.138990679476811" calcext:value-type="float">
            <text:p>0.138990679476811</text:p>
          </table:table-cell>
          <table:table-cell table:formula="of:=2.58*SQRT(([.I11]*(1-[.I11]))/([.I$5]))*SQRT(([.I$4]-[.I$5])/([.I$4]-1))" office:value-type="float" office:value="0.00872618757715415" calcext:value-type="float">
            <text:p>0.00872618757715415</text:p>
          </table:table-cell>
          <table:table-cell table:formula="of:=2.58*SQRT(([.J11]*(1-[.J11]))/([.J$5]))*SQRT(([.J$4]-[.J$5])/([.J$4]-1))" office:value-type="float" office:value="0.137732882390247" calcext:value-type="float">
            <text:p>0.137732882390247</text:p>
          </table:table-cell>
          <table:table-cell table:formula="of:=2.58*SQRT(([.K11]*(1-[.K11]))/([.K$5]))*SQRT(([.K$4]-[.K$5])/([.K$4]-1))" office:value-type="float" office:value="0.0888013148717361" calcext:value-type="float">
            <text:p>0.0888013148717361</text:p>
          </table:table-cell>
          <table:table-cell table:formula="of:=2.58*SQRT(([.L11]*(1-[.L11]))/([.L$5]))*SQRT(([.L$4]-[.L$5])/([.L$4]-1))" office:value-type="float" office:value="0.0930515507805882" calcext:value-type="float">
            <text:p>0.0930515507805882</text:p>
          </table:table-cell>
          <table:table-cell table:formula="of:=2.58*SQRT(([.M11]*(1-[.M11]))/([.M$5]))*SQRT(([.M$4]-[.M$5])/([.M$4]-1))" office:value-type="float" office:value="0.0576454771275035" calcext:value-type="float">
            <text:p>0.0576454771275035</text:p>
          </table:table-cell>
          <table:table-cell table:formula="of:=2.58*SQRT(([.N11]*(1-[.N11]))/([.N$5]))*SQRT(([.N$4]-[.N$5])/([.N$4]-1))" office:value-type="float" office:value="0.0991604225931644" calcext:value-type="float">
            <text:p>0.0991604225931644</text:p>
          </table:table-cell>
          <table:table-cell table:formula="of:=2.58*SQRT(([.O11]*(1-[.O11]))/([.O$5]))*SQRT(([.O$4]-[.O$5])/([.O$4]-1))" office:value-type="float" office:value="0.0320531846605765" calcext:value-type="float">
            <text:p>0.0320531846605765</text:p>
          </table:table-cell>
          <table:table-cell table:formula="of:=2.58*SQRT(([.P11]*(1-[.P11]))/([.P$5]))*SQRT(([.P$4]-[.P$5])/([.P$4]-1))" office:value-type="float" office:value="0.181097979338081" calcext:value-type="float">
            <text:p>0.181097979338081</text:p>
          </table:table-cell>
          <table:table-cell table:formula="of:=2.58*SQRT(([.Q11]*(1-[.Q11]))/([.Q$5]))*SQRT(([.Q$4]-[.Q$5])/([.Q$4]-1))" office:value-type="float" office:value="0.173334754123545" calcext:value-type="float">
            <text:p>0.173334754123545</text:p>
          </table:table-cell>
          <table:table-cell table:formula="of:=2.58*SQRT(([.R11]*(1-[.R11]))/([.R$5]))*SQRT(([.R$4]-[.R$5])/([.R$4]-1))" office:value-type="float" office:value="0.236549922763905" calcext:value-type="float">
            <text:p>0.236549922763905</text:p>
          </table:table-cell>
          <table:table-cell table:formula="of:=2.58*SQRT(([.S11]*(1-[.S11]))/([.S$5]))*SQRT(([.S$4]-[.S$5])/([.S$4]-1))" office:value-type="float" office:value="0.148062024057531" calcext:value-type="float">
            <text:p>0.1480620240575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pan text:style-name="T1">e_</text:span>SDC_20</text:p>
          </table:table-cell>
          <table:table-cell table:formula="of:=2.58*SQRT(([.B12]*(1-[.B12]))/([.B$5]))*SQRT(([.B$4]-[.B$5])/([.B$4]-1))" office:value-type="float" office:value="0.00809399380315154" calcext:value-type="float">
            <text:p>0.00809399380315154</text:p>
          </table:table-cell>
          <table:table-cell table:formula="of:=2.58*SQRT(([.C12]*(1-[.C12]))/([.C$5]))*SQRT(([.C$4]-[.C$5])/([.C$4]-1))" office:value-type="float" office:value="0.00109146038985422" calcext:value-type="float">
            <text:p>0.00109146038985422</text:p>
          </table:table-cell>
          <table:table-cell table:formula="of:=2.58*SQRT(([.D12]*(1-[.D12]))/([.D$5]))*SQRT(([.D$4]-[.D$5])/([.D$4]-1))" office:value-type="float" office:value="0.00194078492069131" calcext:value-type="float">
            <text:p>0.00194078492069131</text:p>
          </table:table-cell>
          <table:table-cell table:formula="of:=2.58*SQRT(([.E12]*(1-[.E12]))/([.E$5]))*SQRT(([.E$4]-[.E$5])/([.E$4]-1))" office:value-type="float" office:value="0.00546450711923077" calcext:value-type="float">
            <text:p>0.00546450711923077</text:p>
          </table:table-cell>
          <table:table-cell table:formula="of:=2.58*SQRT(([.F12]*(1-[.F12]))/([.F$5]))*SQRT(([.F$4]-[.F$5])/([.F$4]-1))" office:value-type="float" office:value="0.00561257630972854" calcext:value-type="float">
            <text:p>0.00561257630972854</text:p>
          </table:table-cell>
          <table:table-cell table:formula="of:=2.58*SQRT(([.G12]*(1-[.G12]))/([.G$5]))*SQRT(([.G$4]-[.G$5])/([.G$4]-1))" office:value-type="float" office:value="0.0188474530023825" calcext:value-type="float">
            <text:p>0.0188474530023825</text:p>
          </table:table-cell>
          <table:table-cell table:formula="of:=2.58*SQRT(([.H12]*(1-[.H12]))/([.H$5]))*SQRT(([.H$4]-[.H$5])/([.H$4]-1))" office:value-type="float" office:value="0.174486732718293" calcext:value-type="float">
            <text:p>0.174486732718293</text:p>
          </table:table-cell>
          <table:table-cell table:formula="of:=2.58*SQRT(([.I12]*(1-[.I12]))/([.I$5]))*SQRT(([.I$4]-[.I$5])/([.I$4]-1))" office:value-type="float" office:value="0.0107599600225046" calcext:value-type="float">
            <text:p>0.0107599600225046</text:p>
          </table:table-cell>
          <table:table-cell table:formula="of:=2.58*SQRT(([.J12]*(1-[.J12]))/([.J$5]))*SQRT(([.J$4]-[.J$5])/([.J$4]-1))" office:value-type="float" office:value="0.139541956097701" calcext:value-type="float">
            <text:p>0.139541956097701</text:p>
          </table:table-cell>
          <table:table-cell table:formula="of:=2.58*SQRT(([.K12]*(1-[.K12]))/([.K$5]))*SQRT(([.K$4]-[.K$5])/([.K$4]-1))" office:value-type="float" office:value="0.102999581959327" calcext:value-type="float">
            <text:p>0.102999581959327</text:p>
          </table:table-cell>
          <table:table-cell table:formula="of:=2.58*SQRT(([.L12]*(1-[.L12]))/([.L$5]))*SQRT(([.L$4]-[.L$5])/([.L$4]-1))" office:value-type="float" office:value="0.0983458749998903" calcext:value-type="float">
            <text:p>0.0983458749998903</text:p>
          </table:table-cell>
          <table:table-cell table:formula="of:=2.58*SQRT(([.M12]*(1-[.M12]))/([.M$5]))*SQRT(([.M$4]-[.M$5])/([.M$4]-1))" office:value-type="float" office:value="0.06019052249438" calcext:value-type="float">
            <text:p>0.06019052249438</text:p>
          </table:table-cell>
          <table:table-cell table:formula="of:=2.58*SQRT(([.N12]*(1-[.N12]))/([.N$5]))*SQRT(([.N$4]-[.N$5])/([.N$4]-1))" office:value-type="float" office:value="0.0689207402006115" calcext:value-type="float">
            <text:p>0.0689207402006115</text:p>
          </table:table-cell>
          <table:table-cell table:formula="of:=2.58*SQRT(([.O12]*(1-[.O12]))/([.O$5]))*SQRT(([.O$4]-[.O$5])/([.O$4]-1))" office:value-type="float" office:value="0.0320531846605765" calcext:value-type="float">
            <text:p>0.0320531846605765</text:p>
          </table:table-cell>
          <table:table-cell table:formula="of:=2.58*SQRT(([.P12]*(1-[.P12]))/([.P$5]))*SQRT(([.P$4]-[.P$5])/([.P$4]-1))" office:value-type="float" office:value="0.292957186129385" calcext:value-type="float">
            <text:p>0.292957186129385</text:p>
          </table:table-cell>
          <table:table-cell table:formula="of:=2.58*SQRT(([.Q12]*(1-[.Q12]))/([.Q$5]))*SQRT(([.Q$4]-[.Q$5])/([.Q$4]-1))" office:value-type="float" office:value="0.186239166181" calcext:value-type="float">
            <text:p>0.186239166181</text:p>
          </table:table-cell>
          <table:table-cell table:formula="of:=2.58*SQRT(([.R12]*(1-[.R12]))/([.R$5]))*SQRT(([.R$4]-[.R$5])/([.R$4]-1))" office:value-type="float" office:value="0.247763751342319" calcext:value-type="float">
            <text:p>0.247763751342319</text:p>
          </table:table-cell>
          <table:table-cell table:formula="of:=2.58*SQRT(([.S12]*(1-[.S12]))/([.S$5]))*SQRT(([.S$4]-[.S$5])/([.S$4]-1))" office:value-type="float" office:value="0.151329493301886" calcext:value-type="float">
            <text:p>0.151329493301886</text:p>
          </table:table-cell>
          <table:table-cell table:number-columns-repeated="19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NMNIST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fc1.weight</text:p>
          </table:table-cell>
          <table:table-cell office:value-type="string" calcext:value-type="string">
            <text:p>fc2.weight</text:p>
          </table:table-cell>
          <table:table-cell office:value-type="string" calcext:value-type="string">
            <text:p>lif1.beta</text:p>
          </table:table-cell>
          <table:table-cell office:value-type="string" calcext:value-type="string">
            <text:p>lif1.potential</text:p>
          </table:table-cell>
          <table:table-cell office:value-type="string" calcext:value-type="string">
            <text:p>lif1.threshold</text:p>
          </table:table-cell>
          <table:table-cell office:value-type="string" calcext:value-type="string">
            <text:p>fc2.bias</text:p>
          </table:table-cell>
          <table:table-cell office:value-type="string" calcext:value-type="string">
            <text:p>lif2.spike</text:p>
          </table:table-cell>
          <table:table-cell office:value-type="string" calcext:value-type="string">
            <text:p>lif2.threshold</text:p>
          </table:table-cell>
          <table:table-cell office:value-type="string" calcext:value-type="string">
            <text:p>lif1.spike</text:p>
          </table:table-cell>
          <table:table-cell office:value-type="string" calcext:value-type="string">
            <text:p>lif2.potential</text:p>
          </table:table-cell>
          <table:table-cell office:value-type="string" calcext:value-type="string">
            <text:p>fc1.bias</text:p>
          </table:table-cell>
          <table:table-cell office:value-type="string" calcext:value-type="string">
            <text:p>lif2.beta</text:p>
          </table:table-cell>
          <table:table-cell/>
          <table:table-cell office:value-type="string" calcext:value-type="string">
            <text:p>Weighed AV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69920" calcext:value-type="float">
            <text:p>369920</text:p>
          </table:table-cell>
          <table:table-cell office:value-type="float" office:value="6400" calcext:value-type="float">
            <text:p>6400</text:p>
          </table:table-cell>
          <table:table-cell table:number-columns-repeated="3" office:value-type="float" office:value="640" calcext:value-type="float">
            <text:p>640</text:p>
          </table:table-cell>
          <table:table-cell table:number-columns-repeated="3"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486" calcext:value-type="float">
            <text:p>15486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SUM([.B24:.M24])" office:value-type="float" office:value="15944" calcext:value-type="float">
            <text:p>159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lly_masked</text:p>
          </table:table-cell>
          <table:table-cell office:value-type="float" office:value="0.990412633867811" calcext:value-type="float">
            <text:p>0.990412633867811</text:p>
          </table:table-cell>
          <table:table-cell office:value-type="float" office:value="0.924066005608974" calcext:value-type="float">
            <text:p>0.924066005608974</text:p>
          </table:table-cell>
          <table:table-cell office:value-type="float" office:value="0.907267628205128" calcext:value-type="float">
            <text:p>0.907267628205128</text:p>
          </table:table-cell>
          <table:table-cell office:value-type="float" office:value="0.895139365842491" calcext:value-type="float">
            <text:p>0.895139365842491</text:p>
          </table:table-cell>
          <table:table-cell office:value-type="float" office:value="0.885949226078799" calcext:value-type="float">
            <text:p>0.885949226078799</text:p>
          </table:table-cell>
          <table:table-cell office:value-type="float" office:value="0.877128405448718" calcext:value-type="float">
            <text:p>0.877128405448718</text:p>
          </table:table-cell>
          <table:table-cell office:value-type="float" office:value="0.790314503205128" calcext:value-type="float">
            <text:p>0.790314503205128</text:p>
          </table:table-cell>
          <table:table-cell office:value-type="float" office:value="0.705435363247863" calcext:value-type="float">
            <text:p>0.705435363247863</text:p>
          </table:table-cell>
          <table:table-cell office:value-type="float" office:value="0.831897702991453" calcext:value-type="float">
            <text:p>0.831897702991453</text:p>
          </table:table-cell>
          <table:table-cell office:value-type="float" office:value="0.85053863960114" calcext:value-type="float">
            <text:p>0.85053863960114</text:p>
          </table:table-cell>
          <table:table-cell office:value-type="float" office:value="0.927503360215054" calcext:value-type="float">
            <text:p>0.927503360215054</text:p>
          </table:table-cell>
          <table:table-cell office:value-type="float" office:value="0.855424234330484" calcext:value-type="float">
            <text:p>0.855424234330484</text:p>
          </table:table-cell>
          <table:table-cell/>
          <table:table-cell table:formula="of:=SUMPRODUCT([.B25:.M25];[.B$24:.M$24])/SUM([.B$24:.M$24])" office:value-type="float" office:value="0.987721561221487" calcext:value-type="float">
            <text:p>0.98772156122148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DC_1</text:p>
          </table:table-cell>
          <table:table-cell office:value-type="float" office:value="0.00155714078597045" calcext:value-type="float">
            <text:p>0.00155714078597045</text:p>
          </table:table-cell>
          <table:table-cell office:value-type="float" office:value="0.0310338207799145" calcext:value-type="float">
            <text:p>0.0310338207799145</text:p>
          </table:table-cell>
          <table:table-cell office:value-type="float" office:value="0.00693509615384615" calcext:value-type="float">
            <text:p>0.00693509615384615</text:p>
          </table:table-cell>
          <table:table-cell office:value-type="float" office:value="0.0199998569139194" calcext:value-type="float">
            <text:p>0.0199998569139194</text:p>
          </table:table-cell>
          <table:table-cell office:value-type="float" office:value="0.025176868355222" calcext:value-type="float">
            <text:p>0.025176868355222</text:p>
          </table:table-cell>
          <table:table-cell office:value-type="float" office:value="0.0270432692307692" calcext:value-type="float">
            <text:p>0.0270432692307692</text:p>
          </table:table-cell>
          <table:table-cell office:value-type="float" office:value="0.0878989716880342" calcext:value-type="float">
            <text:p>0.0878989716880342</text:p>
          </table:table-cell>
          <table:table-cell office:value-type="float" office:value="0.229193376068376" calcext:value-type="float">
            <text:p>0.229193376068376</text:p>
          </table:table-cell>
          <table:table-cell office:value-type="float" office:value="0.0365770417853751" calcext:value-type="float">
            <text:p>0.0365770417853751</text:p>
          </table:table-cell>
          <table:table-cell office:value-type="float" office:value="0.0244057158119658" calcext:value-type="float">
            <text:p>0.0244057158119658</text:p>
          </table:table-cell>
          <table:table-cell office:value-type="float" office:value="0.00589653122415219" calcext:value-type="float">
            <text:p>0.00589653122415219</text:p>
          </table:table-cell>
          <table:table-cell office:value-type="float" office:value="0.0308604878917379" calcext:value-type="float">
            <text:p>0.0308604878917379</text:p>
          </table:table-cell>
          <table:table-cell/>
          <table:table-cell table:formula="of:=SUMPRODUCT([.B26:.M26];[.B$24:.M$24])/SUM([.B$24:.M$24])" office:value-type="float" office:value="0.00251444709930268" calcext:value-type="float">
            <text:p>0.0025144470993026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DC_0_5%</text:p>
          </table:table-cell>
          <table:table-cell office:value-type="float" office:value="0.00677131453719985" calcext:value-type="float">
            <text:p>0.00677131453719985</text:p>
          </table:table-cell>
          <table:table-cell office:value-type="float" office:value="0.0395983573717949" calcext:value-type="float">
            <text:p>0.0395983573717949</text:p>
          </table:table-cell>
          <table:table-cell office:value-type="float" office:value="0.0716225961538462" calcext:value-type="float">
            <text:p>0.0716225961538462</text:p>
          </table:table-cell>
          <table:table-cell office:value-type="float" office:value="0.0703411172161172" calcext:value-type="float">
            <text:p>0.0703411172161172</text:p>
          </table:table-cell>
          <table:table-cell office:value-type="float" office:value="0.074135690275172" calcext:value-type="float">
            <text:p>0.074135690275172</text:p>
          </table:table-cell>
          <table:table-cell office:value-type="float" office:value="0.0845769898504273" calcext:value-type="float">
            <text:p>0.0845769898504273</text:p>
          </table:table-cell>
          <table:table-cell office:value-type="float" office:value="0.105452056623932" calcext:value-type="float">
            <text:p>0.105452056623932</text:p>
          </table:table-cell>
          <table:table-cell office:value-type="float" office:value="0.055582264957265" calcext:value-type="float">
            <text:p>0.055582264957265</text:p>
          </table:table-cell>
          <table:table-cell office:value-type="float" office:value="0.108959520417854" calcext:value-type="float">
            <text:p>0.108959520417854</text:p>
          </table:table-cell>
          <table:table-cell office:value-type="float" office:value="0.123063568376068" calcext:value-type="float">
            <text:p>0.123063568376068</text:p>
          </table:table-cell>
          <table:table-cell office:value-type="float" office:value="0.0558344964846981" calcext:value-type="float">
            <text:p>0.0558344964846981</text:p>
          </table:table-cell>
          <table:table-cell office:value-type="float" office:value="0.101134036680912" calcext:value-type="float">
            <text:p>0.101134036680912</text:p>
          </table:table-cell>
          <table:table-cell/>
          <table:table-cell table:formula="of:=SUMPRODUCT([.B27:.M27];[.B$24:.M$24])/SUM([.B$24:.M$24])" office:value-type="float" office:value="0.00827136891178419" calcext:value-type="float">
            <text:p>0.008271368911784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DC_5_10%</text:p>
          </table:table-cell>
          <table:table-cell office:value-type="float" office:value="0.000315725359464462" calcext:value-type="float">
            <text:p>0.000315725359464462</text:p>
          </table:table-cell>
          <table:table-cell office:value-type="float" office:value="0.000655215010683761" calcext:value-type="float">
            <text:p>0.000655215010683761</text:p>
          </table:table-cell>
          <table:table-cell office:value-type="float" office:value="0.00304887820512821" calcext:value-type="float">
            <text:p>0.00304887820512821</text:p>
          </table:table-cell>
          <table:table-cell office:value-type="float" office:value="0.00278302426739927" calcext:value-type="float">
            <text:p>0.00278302426739927</text:p>
          </table:table-cell>
          <table:table-cell office:value-type="float" office:value="0.00306099515322076" calcext:value-type="float">
            <text:p>0.00306099515322076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00134381677350427" calcext:value-type="float">
            <text:p>0.00134381677350427</text:p>
          </table:table-cell>
          <table:table-cell office:value-type="float" office:value="0.000914797008547009" calcext:value-type="float">
            <text:p>0.000914797008547009</text:p>
          </table:table-cell>
          <table:table-cell office:value-type="float" office:value="0.00361318850902184" calcext:value-type="float">
            <text:p>0.00361318850902184</text:p>
          </table:table-cell>
          <table:table-cell office:value-type="float" office:value="0.00042289886039886" calcext:value-type="float">
            <text:p>0.00042289886039886</text:p>
          </table:table-cell>
          <table:table-cell office:value-type="float" office:value="0.00268817204301075" calcext:value-type="float">
            <text:p>0.00268817204301075</text:p>
          </table:table-cell>
          <table:table-cell office:value-type="float" office:value="0.000829104344729345" calcext:value-type="float">
            <text:p>0.000829104344729345</text:p>
          </table:table-cell>
          <table:table-cell/>
          <table:table-cell table:formula="of:=SUMPRODUCT([.B28:.M28];[.B$24:.M$24])/SUM([.B$24:.M$24])" office:value-type="float" office:value="0.000349185138770954" calcext:value-type="float">
            <text:p>0.0003491851387709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DC_10_20%</text:p>
          </table:table-cell>
          <table:table-cell office:value-type="float" office:value="0.00035706749810416" calcext:value-type="float">
            <text:p>0.00035706749810416</text:p>
          </table:table-cell>
          <table:table-cell office:value-type="float" office:value="0.00182124732905983" calcext:value-type="float">
            <text:p>0.00182124732905983</text:p>
          </table:table-cell>
          <table:table-cell office:value-type="float" office:value="0.00433092948717949" calcext:value-type="float">
            <text:p>0.00433092948717949</text:p>
          </table:table-cell>
          <table:table-cell office:value-type="float" office:value="0.00435697115384615" calcext:value-type="float">
            <text:p>0.00435697115384615</text:p>
          </table:table-cell>
          <table:table-cell office:value-type="float" office:value="0.00428979049405879" calcext:value-type="float">
            <text:p>0.00428979049405879</text:p>
          </table:table-cell>
          <table:table-cell office:value-type="float" office:value="0.00399806356837607" calcext:value-type="float">
            <text:p>0.00399806356837607</text:p>
          </table:table-cell>
          <table:table-cell office:value-type="float" office:value="0.00218683226495726" calcext:value-type="float">
            <text:p>0.00218683226495726</text:p>
          </table:table-cell>
          <table:table-cell office:value-type="float" office:value="0.00333199786324786" calcext:value-type="float">
            <text:p>0.00333199786324786</text:p>
          </table:table-cell>
          <table:table-cell office:value-type="float" office:value="0.0069815408357075" calcext:value-type="float">
            <text:p>0.0069815408357075</text:p>
          </table:table-cell>
          <table:table-cell office:value-type="float" office:value="0.000600961538461539" calcext:value-type="float">
            <text:p>0.000600961538461539</text:p>
          </table:table-cell>
          <table:table-cell office:value-type="float" office:value="0.00302096257237386" calcext:value-type="float">
            <text:p>0.00302096257237386</text:p>
          </table:table-cell>
          <table:table-cell office:value-type="float" office:value="0.00465188746438747" calcext:value-type="float">
            <text:p>0.00465188746438747</text:p>
          </table:table-cell>
          <table:table-cell/>
          <table:table-cell table:formula="of:=SUMPRODUCT([.B29:.M29];[.B$24:.M$24])/SUM([.B$24:.M$24])" office:value-type="float" office:value="0.000430775794206003" calcext:value-type="float">
            <text:p>0.00043077579420600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DC_20</text:p>
          </table:table-cell>
          <table:table-cell office:value-type="float" office:value="0.000586117951449945" calcext:value-type="float">
            <text:p>0.000586117951449945</text:p>
          </table:table-cell>
          <table:table-cell office:value-type="float" office:value="0.00282535389957265" calcext:value-type="float">
            <text:p>0.00282535389957265</text:p>
          </table:table-cell>
          <table:table-cell office:value-type="float" office:value="0.0067948717948718" calcext:value-type="float">
            <text:p>0.0067948717948718</text:p>
          </table:table-cell>
          <table:table-cell office:value-type="float" office:value="0.00737966460622711" calcext:value-type="float">
            <text:p>0.00737966460622711</text:p>
          </table:table-cell>
          <table:table-cell office:value-type="float" office:value="0.00738742964352721" calcext:value-type="float">
            <text:p>0.00738742964352721</text:p>
          </table:table-cell>
          <table:table-cell office:value-type="float" office:value="0.0062767094017094" calcext:value-type="float">
            <text:p>0.0062767094017094</text:p>
          </table:table-cell>
          <table:table-cell office:value-type="float" office:value="0.00366419604700855" calcext:value-type="float">
            <text:p>0.00366419604700855</text:p>
          </table:table-cell>
          <table:table-cell office:value-type="float" office:value="0.00554220085470086" calcext:value-type="float">
            <text:p>0.00554220085470086</text:p>
          </table:table-cell>
          <table:table-cell office:value-type="float" office:value="0.0119710054605888" calcext:value-type="float">
            <text:p>0.0119710054605888</text:p>
          </table:table-cell>
          <table:table-cell office:value-type="float" office:value="0.000968215811965812" calcext:value-type="float">
            <text:p>0.000968215811965812</text:p>
          </table:table-cell>
          <table:table-cell office:value-type="float" office:value="0.00505647746071133" calcext:value-type="float">
            <text:p>0.00505647746071133</text:p>
          </table:table-cell>
          <table:table-cell office:value-type="float" office:value="0.00710024928774929" calcext:value-type="float">
            <text:p>0.00710024928774929</text:p>
          </table:table-cell>
          <table:table-cell/>
          <table:table-cell table:formula="of:=SUMPRODUCT([.B30:.M30];[.B$24:.M$24])/SUM([.B$24:.M$24])" office:value-type="float" office:value="0.000705783041124706" calcext:value-type="float">
            <text:p>0.000705783041124706</text:p>
          </table:table-cell>
          <table:table-cell table:number-columns-repeated="2"/>
          <table:table-cell table:formula="of:=COUNTIF(([.B31:.M36]~[.B13:.S18]~[.B48:.O53]); &quot;&lt;=0.1&quot;)" office:value-type="float" office:value="163" calcext:value-type="float">
            <text:p>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_masked</text:p>
          </table:table-cell>
          <table:table-cell table:formula="of:=2.58*SQRT(([.B25]*(1-[.B25]))/([.B$24]))*SQRT(([.B$23]-[.B$24])/([.B$23]-1))" office:value-type="float" office:value="0.00197752594279584" calcext:value-type="float">
            <text:p>0.00197752594279584</text:p>
          </table:table-cell>
          <table:table-cell table:formula="of:=2.58*SQRT(([.C25]*(1-[.C25]))/([.C$24]))*SQRT(([.C$23]-[.C$24])/([.C$23]-1))" office:value-type="float" office:value="0.0432830649090078" calcext:value-type="float">
            <text:p>0.0432830649090078</text:p>
          </table:table-cell>
          <table:table-cell table:formula="of:=2.58*SQRT(([.D25]*(1-[.D25]))/([.D$24]))*SQRT(([.D$23]-[.D$24])/([.D$23]-1))" office:value-type="float" office:value="0.146831833526659" calcext:value-type="float">
            <text:p>0.146831833526659</text:p>
          </table:table-cell>
          <table:table-cell table:formula="of:=2.58*SQRT(([.E25]*(1-[.E25]))/([.E$24]))*SQRT(([.E$23]-[.E$24])/([.E$23]-1))" office:value-type="float" office:value="0.146189957732242" calcext:value-type="float">
            <text:p>0.146189957732242</text:p>
          </table:table-cell>
          <table:table-cell table:formula="of:=2.58*SQRT(([.F25]*(1-[.F25]))/([.F$24]))*SQRT(([.F$23]-[.F$24])/([.F$23]-1))" office:value-type="float" office:value="0.124006455624058" calcext:value-type="float">
            <text:p>0.124006455624058</text:p>
          </table:table-cell>
          <table:table-cell table:formula="of:=2.58*SQRT(([.G25]*(1-[.G25]))/([.G$24]))*SQRT(([.G$23]-[.G$24])/([.G$23]-1))" office:value-type="float" office:value="0.24025168079335" calcext:value-type="float">
            <text:p>0.24025168079335</text:p>
          </table:table-cell>
          <table:table-cell table:formula="of:=2.58*SQRT(([.H25]*(1-[.H25]))/([.H$24]))*SQRT(([.H$23]-[.H$24])/([.H$23]-1))" office:value-type="float" office:value="0.29791561844586" calcext:value-type="float">
            <text:p>0.29791561844586</text:p>
          </table:table-cell>
          <table:table-cell table:formula="of:=2.58*SQRT(([.I25]*(1-[.I25]))/([.I$24]))*SQRT(([.I$23]-[.I$24])/([.I$23]-1))" office:value-type="float" office:value="0.296925551486277" calcext:value-type="float">
            <text:p>0.296925551486277</text:p>
          </table:table-cell>
          <table:table-cell table:formula="of:=2.58*SQRT(([.J25]*(1-[.J25]))/([.J$24]))*SQRT(([.J$23]-[.J$24])/([.J$23]-1))" office:value-type="float" office:value="0.181860934563658" calcext:value-type="float">
            <text:p>0.181860934563658</text:p>
          </table:table-cell>
          <table:table-cell table:formula="of:=2.58*SQRT(([.K25]*(1-[.K25]))/([.K$24]))*SQRT(([.K$23]-[.K$24])/([.K$23]-1))" office:value-type="float" office:value="0.302757418683937" calcext:value-type="float">
            <text:p>0.302757418683937</text:p>
          </table:table-cell>
          <table:table-cell table:formula="of:=2.58*SQRT(([.L25]*(1-[.L25]))/([.L$24]))*SQRT(([.L$23]-[.L$24])/([.L$23]-1))" office:value-type="float" office:value="0.117304253711571" calcext:value-type="float">
            <text:p>0.117304253711571</text:p>
          </table:table-cell>
          <table:table-cell table:formula="of:=2.58*SQRT(([.M25]*(1-[.M25]))/([.M$24]))*SQRT(([.M$23]-[.M$24])/([.M$23]-1))" office:value-type="float" office:value="0.208079889581958" calcext:value-type="float">
            <text:p>0.208079889581958</text:p>
          </table:table-cell>
          <table:table-cell office:value-type="string" calcext:value-type="string">
            <text:p>SUM</text:p>
          </table:table-cell>
          <table:table-cell table:formula="of:=SUM([.O25:.O30])" office:value-type="float" office:value="0.999993121206675" calcext:value-type="float">
            <text:p>0.999993121206675</text:p>
          </table:table-cell>
          <table:table-cell table:number-columns-repeated="2"/>
          <table:table-cell table:formula="of:=COUNT([.B13:.S18];[.B31:.M36];[.B48:.O53])" office:value-type="float" office:value="264" calcext:value-type="float">
            <text:p>2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_SDC_1</text:p>
          </table:table-cell>
          <table:table-cell table:formula="of:=2.58*SQRT(([.B26]*(1-[.B26]))/([.B$24]))*SQRT(([.B$23]-[.B$24])/([.B$23]-1))" office:value-type="float" office:value="0.000800184242964741" calcext:value-type="float">
            <text:p>0.000800184242964741</text:p>
          </table:table-cell>
          <table:table-cell table:formula="of:=2.58*SQRT(([.C26]*(1-[.C26]))/([.C$24]))*SQRT(([.C$23]-[.C$24])/([.C$23]-1))" office:value-type="float" office:value="0.0283348109476882" calcext:value-type="float">
            <text:p>0.0283348109476882</text:p>
          </table:table-cell>
          <table:table-cell table:formula="of:=2.58*SQRT(([.D26]*(1-[.D26]))/([.D$24]))*SQRT(([.D$23]-[.D$24])/([.D$23]-1))" office:value-type="float" office:value="0.0420099235005147" calcext:value-type="float">
            <text:p>0.0420099235005147</text:p>
          </table:table-cell>
          <table:table-cell table:formula="of:=2.58*SQRT(([.E26]*(1-[.E26]))/([.E$24]))*SQRT(([.E$23]-[.E$24])/([.E$23]-1))" office:value-type="float" office:value="0.0668024646861311" calcext:value-type="float">
            <text:p>0.0668024646861311</text:p>
          </table:table-cell>
          <table:table-cell table:formula="of:=2.58*SQRT(([.F26]*(1-[.F26]))/([.F$24]))*SQRT(([.F$23]-[.F$24])/([.F$23]-1))" office:value-type="float" office:value="0.0611159444204477" calcext:value-type="float">
            <text:p>0.0611159444204477</text:p>
          </table:table-cell>
          <table:table-cell table:formula="of:=2.58*SQRT(([.G26]*(1-[.G26]))/([.G$24]))*SQRT(([.G$23]-[.G$24])/([.G$23]-1))" office:value-type="float" office:value="0.118709495411564" calcext:value-type="float">
            <text:p>0.118709495411564</text:p>
          </table:table-cell>
          <table:table-cell table:formula="of:=2.58*SQRT(([.H26]*(1-[.H26]))/([.H$24]))*SQRT(([.H$23]-[.H$24])/([.H$23]-1))" office:value-type="float" office:value="0.207215610420584" calcext:value-type="float">
            <text:p>0.207215610420584</text:p>
          </table:table-cell>
          <table:table-cell table:formula="of:=2.58*SQRT(([.I26]*(1-[.I26]))/([.I$24]))*SQRT(([.I$23]-[.I$24])/([.I$23]-1))" office:value-type="float" office:value="0.273780432098267" calcext:value-type="float">
            <text:p>0.273780432098267</text:p>
          </table:table-cell>
          <table:table-cell table:formula="of:=2.58*SQRT(([.J26]*(1-[.J26]))/([.J$24]))*SQRT(([.J$23]-[.J$24])/([.J$23]-1))" office:value-type="float" office:value="0.0912915155430853" calcext:value-type="float">
            <text:p>0.0912915155430853</text:p>
          </table:table-cell>
          <table:table-cell table:formula="of:=2.58*SQRT(([.K26]*(1-[.K26]))/([.K$24]))*SQRT(([.K$23]-[.K$24])/([.K$23]-1))" office:value-type="float" office:value="0.131027876525738" calcext:value-type="float">
            <text:p>0.131027876525738</text:p>
          </table:table-cell>
          <table:table-cell table:formula="of:=2.58*SQRT(([.L26]*(1-[.L26]))/([.L$24]))*SQRT(([.L$23]-[.L$24])/([.L$23]-1))" office:value-type="float" office:value="0.0346346794241596" calcext:value-type="float">
            <text:p>0.0346346794241596</text:p>
          </table:table-cell>
          <table:table-cell table:formula="of:=2.58*SQRT(([.M26]*(1-[.M26]))/([.M$24]))*SQRT(([.M$23]-[.M$24])/([.M$23]-1))" office:value-type="float" office:value="0.102326030588193" calcext:value-type="float">
            <text:p>0.102326030588193</text:p>
          </table:table-cell>
          <table:table-cell table:number-columns-repeated="4"/>
          <table:table-cell table:formula="of:=[.R30]/[.R31]" office:value-type="float" office:value="0.617424242424242" calcext:value-type="float">
            <text:p>0.6174242424242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pan text:style-name="T1">e_</text:span>SDC_0_5%</text:p>
          </table:table-cell>
          <table:table-cell table:formula="of:=2.58*SQRT(([.B27]*(1-[.B27]))/([.B$24]))*SQRT(([.B$23]-[.B$24])/([.B$23]-1))" office:value-type="float" office:value="0.00166427683472994" calcext:value-type="float">
            <text:p>0.00166427683472994</text:p>
          </table:table-cell>
          <table:table-cell table:formula="of:=2.58*SQRT(([.C27]*(1-[.C27]))/([.C$24]))*SQRT(([.C$23]-[.C$24])/([.C$23]-1))" office:value-type="float" office:value="0.031864963004351" calcext:value-type="float">
            <text:p>0.031864963004351</text:p>
          </table:table-cell>
          <table:table-cell table:formula="of:=2.58*SQRT(([.D27]*(1-[.D27]))/([.D$24]))*SQRT(([.D$23]-[.D$24])/([.D$23]-1))" office:value-type="float" office:value="0.130534148559778" calcext:value-type="float">
            <text:p>0.130534148559778</text:p>
          </table:table-cell>
          <table:table-cell table:formula="of:=2.58*SQRT(([.E27]*(1-[.E27]))/([.E$24]))*SQRT(([.E$23]-[.E$24])/([.E$23]-1))" office:value-type="float" office:value="0.122020391717754" calcext:value-type="float">
            <text:p>0.122020391717754</text:p>
          </table:table-cell>
          <table:table-cell table:formula="of:=2.58*SQRT(([.F27]*(1-[.F27]))/([.F$24]))*SQRT(([.F$23]-[.F$24])/([.F$23]-1))" office:value-type="float" office:value="0.10220640180303" calcext:value-type="float">
            <text:p>0.10220640180303</text:p>
          </table:table-cell>
          <table:table-cell table:formula="of:=2.58*SQRT(([.G27]*(1-[.G27]))/([.G$24]))*SQRT(([.G$23]-[.G$24])/([.G$23]-1))" office:value-type="float" office:value="0.203632045656436" calcext:value-type="float">
            <text:p>0.203632045656436</text:p>
          </table:table-cell>
          <table:table-cell table:formula="of:=2.58*SQRT(([.H27]*(1-[.H27]))/([.H$24]))*SQRT(([.H$23]-[.H$24])/([.H$23]-1))" office:value-type="float" office:value="0.224770047591826" calcext:value-type="float">
            <text:p>0.224770047591826</text:p>
          </table:table-cell>
          <table:table-cell table:formula="of:=2.58*SQRT(([.I27]*(1-[.I27]))/([.I$24]))*SQRT(([.I$23]-[.I$24])/([.I$23]-1))" office:value-type="float" office:value="0.149237801178587" calcext:value-type="float">
            <text:p>0.149237801178587</text:p>
          </table:table-cell>
          <table:table-cell table:formula="of:=2.58*SQRT(([.J27]*(1-[.J27]))/([.J$24]))*SQRT(([.J$23]-[.J$24])/([.J$23]-1))" office:value-type="float" office:value="0.151530110778621" calcext:value-type="float">
            <text:p>0.151530110778621</text:p>
          </table:table-cell>
          <table:table-cell table:formula="of:=2.58*SQRT(([.K27]*(1-[.K27]))/([.K$24]))*SQRT(([.K$23]-[.K$24])/([.K$23]-1))" office:value-type="float" office:value="0.278953691247963" calcext:value-type="float">
            <text:p>0.278953691247963</text:p>
          </table:table-cell>
          <table:table-cell table:formula="of:=2.58*SQRT(([.L27]*(1-[.L27]))/([.L$24]))*SQRT(([.L$23]-[.L$24])/([.L$23]-1))" office:value-type="float" office:value="0.103865769433818" calcext:value-type="float">
            <text:p>0.103865769433818</text:p>
          </table:table-cell>
          <table:table-cell table:formula="of:=2.58*SQRT(([.M27]*(1-[.M27]))/([.M$24]))*SQRT(([.M$23]-[.M$24])/([.M$23]-1))" office:value-type="float" office:value="0.178397072051554" calcext:value-type="float">
            <text:p>0.1783970720515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pan text:style-name="T1">e_</text:span>SDC_5_10%</text:p>
          </table:table-cell>
          <table:table-cell table:formula="of:=2.58*SQRT(([.B28]*(1-[.B28]))/([.B$24]))*SQRT(([.B$23]-[.B$24])/([.B$23]-1))" office:value-type="float" office:value="0.000360537639329642" calcext:value-type="float">
            <text:p>0.000360537639329642</text:p>
          </table:table-cell>
          <table:table-cell table:formula="of:=2.58*SQRT(([.C28]*(1-[.C28]))/([.C$24]))*SQRT(([.C$23]-[.C$24])/([.C$23]-1))" office:value-type="float" office:value="0.00418117149091513" calcext:value-type="float">
            <text:p>0.00418117149091513</text:p>
          </table:table-cell>
          <table:table-cell table:formula="of:=2.58*SQRT(([.D28]*(1-[.D28]))/([.D$24]))*SQRT(([.D$23]-[.D$24])/([.D$23]-1))" office:value-type="float" office:value="0.0279089695284719" calcext:value-type="float">
            <text:p>0.0279089695284719</text:p>
          </table:table-cell>
          <table:table-cell table:formula="of:=2.58*SQRT(([.E28]*(1-[.E28]))/([.E$24]))*SQRT(([.E$23]-[.E$24])/([.E$23]-1))" office:value-type="float" office:value="0.0251373389056891" calcext:value-type="float">
            <text:p>0.0251373389056891</text:p>
          </table:table-cell>
          <table:table-cell table:formula="of:=2.58*SQRT(([.F28]*(1-[.F28]))/([.F$24]))*SQRT(([.F$23]-[.F$24])/([.F$23]-1))" office:value-type="float" office:value="0.0215504515609192" calcext:value-type="float">
            <text:p>0.0215504515609192</text:p>
          </table:table-cell>
          <table:table-cell table:formula="of:=2.58*SQRT(([.G28]*(1-[.G28]))/([.G$24]))*SQRT(([.G$23]-[.G$24])/([.G$23]-1))" office:value-type="float" office:value="0.0228584595650979" calcext:value-type="float">
            <text:p>0.0228584595650979</text:p>
          </table:table-cell>
          <table:table-cell table:formula="of:=2.58*SQRT(([.H28]*(1-[.H28]))/([.H$24]))*SQRT(([.H$23]-[.H$24])/([.H$23]-1))" office:value-type="float" office:value="0.0268094019535685" calcext:value-type="float">
            <text:p>0.0268094019535685</text:p>
          </table:table-cell>
          <table:table-cell table:formula="of:=2.58*SQRT(([.I28]*(1-[.I28]))/([.I$24]))*SQRT(([.I$23]-[.I$24])/([.I$23]-1))" office:value-type="float" office:value="0.0196921114884029" calcext:value-type="float">
            <text:p>0.0196921114884029</text:p>
          </table:table-cell>
          <table:table-cell table:formula="of:=2.58*SQRT(([.J28]*(1-[.J28]))/([.J$24]))*SQRT(([.J$23]-[.J$24])/([.J$23]-1))" office:value-type="float" office:value="0.029179438296016" calcext:value-type="float">
            <text:p>0.029179438296016</text:p>
          </table:table-cell>
          <table:table-cell table:formula="of:=2.58*SQRT(([.K28]*(1-[.K28]))/([.K$24]))*SQRT(([.K$23]-[.K$24])/([.K$23]-1))" office:value-type="float" office:value="0.0174586119025968" calcext:value-type="float">
            <text:p>0.0174586119025968</text:p>
          </table:table-cell>
          <table:table-cell table:formula="of:=2.58*SQRT(([.L28]*(1-[.L28]))/([.L$24]))*SQRT(([.L$23]-[.L$24])/([.L$23]-1))" office:value-type="float" office:value="0.0234229230265051" calcext:value-type="float">
            <text:p>0.0234229230265051</text:p>
          </table:table-cell>
          <table:table-cell table:formula="of:=2.58*SQRT(([.M28]*(1-[.M28]))/([.M$24]))*SQRT(([.M$23]-[.M$24])/([.M$23]-1))" office:value-type="float" office:value="0.0170300556232575" calcext:value-type="float">
            <text:p>0.01703005562325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pan text:style-name="T1">e_</text:span>SDC_10_20%</text:p>
          </table:table-cell>
          <table:table-cell table:formula="of:=2.58*SQRT(([.B29]*(1-[.B29]))/([.B$24]))*SQRT(([.B$23]-[.B$24])/([.B$23]-1))" office:value-type="float" office:value="0.000383408783180843" calcext:value-type="float">
            <text:p>0.000383408783180843</text:p>
          </table:table-cell>
          <table:table-cell table:formula="of:=2.58*SQRT(([.C29]*(1-[.C29]))/([.C$24]))*SQRT(([.C$23]-[.C$24])/([.C$23]-1))" office:value-type="float" office:value="0.00696685883247723" calcext:value-type="float">
            <text:p>0.00696685883247723</text:p>
          </table:table-cell>
          <table:table-cell table:formula="of:=2.58*SQRT(([.D29]*(1-[.D29]))/([.D$24]))*SQRT(([.D$23]-[.D$24])/([.D$23]-1))" office:value-type="float" office:value="0.0332418277757579" calcext:value-type="float">
            <text:p>0.0332418277757579</text:p>
          </table:table-cell>
          <table:table-cell table:formula="of:=2.58*SQRT(([.E29]*(1-[.E29]))/([.E$24]))*SQRT(([.E$23]-[.E$24])/([.E$23]-1))" office:value-type="float" office:value="0.0314275223017449" calcext:value-type="float">
            <text:p>0.0314275223017449</text:p>
          </table:table-cell>
          <table:table-cell table:formula="of:=2.58*SQRT(([.F29]*(1-[.F29]))/([.F$24]))*SQRT(([.F$23]-[.F$24])/([.F$23]-1))" office:value-type="float" office:value="0.0254961896587203" calcext:value-type="float">
            <text:p>0.0254961896587203</text:p>
          </table:table-cell>
          <table:table-cell table:formula="of:=2.58*SQRT(([.G29]*(1-[.G29]))/([.G$24]))*SQRT(([.G$23]-[.G$24])/([.G$23]-1))" office:value-type="float" office:value="0.0461810750413993" calcext:value-type="float">
            <text:p>0.0461810750413993</text:p>
          </table:table-cell>
          <table:table-cell table:formula="of:=2.58*SQRT(([.H29]*(1-[.H29]))/([.H$24]))*SQRT(([.H$23]-[.H$24])/([.H$23]-1))" office:value-type="float" office:value="0.0341854618423002" calcext:value-type="float">
            <text:p>0.0341854618423002</text:p>
          </table:table-cell>
          <table:table-cell table:formula="of:=2.58*SQRT(([.I29]*(1-[.I29]))/([.I$24]))*SQRT(([.I$23]-[.I$24])/([.I$23]-1))" office:value-type="float" office:value="0.03753671556159" calcext:value-type="float">
            <text:p>0.03753671556159</text:p>
          </table:table-cell>
          <table:table-cell table:formula="of:=2.58*SQRT(([.J29]*(1-[.J29]))/([.J$24]))*SQRT(([.J$23]-[.J$24])/([.J$23]-1))" office:value-type="float" office:value="0.040492252298826" calcext:value-type="float">
            <text:p>0.040492252298826</text:p>
          </table:table-cell>
          <table:table-cell table:formula="of:=2.58*SQRT(([.K29]*(1-[.K29]))/([.K$24]))*SQRT(([.K$23]-[.K$24])/([.K$23]-1))" office:value-type="float" office:value="0.0208101929461059" calcext:value-type="float">
            <text:p>0.0208101929461059</text:p>
          </table:table-cell>
          <table:table-cell table:formula="of:=2.58*SQRT(([.L29]*(1-[.L29]))/([.L$24]))*SQRT(([.L$23]-[.L$24])/([.L$23]-1))" office:value-type="float" office:value="0.0248263436164956" calcext:value-type="float">
            <text:p>0.0248263436164956</text:p>
          </table:table-cell>
          <table:table-cell table:formula="of:=2.58*SQRT(([.M29]*(1-[.M29]))/([.M$24]))*SQRT(([.M$23]-[.M$24])/([.M$23]-1))" office:value-type="float" office:value="0.0402618458730339" calcext:value-type="float">
            <text:p>0.04026184587303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span text:style-name="T1">e_</text:span>SDC_20</text:p>
          </table:table-cell>
          <table:table-cell table:formula="of:=2.58*SQRT(([.B30]*(1-[.B30]))/([.B$24]))*SQRT(([.B$23]-[.B$24])/([.B$23]-1))" office:value-type="float" office:value="0.000491167528642979" calcext:value-type="float">
            <text:p>0.000491167528642979</text:p>
          </table:table-cell>
          <table:table-cell table:formula="of:=2.58*SQRT(([.C30]*(1-[.C30]))/([.C$24]))*SQRT(([.C$23]-[.C$24])/([.C$23]-1))" office:value-type="float" office:value="0.00867302158574547" calcext:value-type="float">
            <text:p>0.00867302158574547</text:p>
          </table:table-cell>
          <table:table-cell table:formula="of:=2.58*SQRT(([.D30]*(1-[.D30]))/([.D$24]))*SQRT(([.D$23]-[.D$24])/([.D$23]-1))" office:value-type="float" office:value="0.0415859800157062" calcext:value-type="float">
            <text:p>0.0415859800157062</text:p>
          </table:table-cell>
          <table:table-cell table:formula="of:=2.58*SQRT(([.E30]*(1-[.E30]))/([.E$24]))*SQRT(([.E$23]-[.E$24])/([.E$23]-1))" office:value-type="float" office:value="0.0408390723389967" calcext:value-type="float">
            <text:p>0.0408390723389967</text:p>
          </table:table-cell>
          <table:table-cell table:formula="of:=2.58*SQRT(([.F30]*(1-[.F30]))/([.F$24]))*SQRT(([.F$23]-[.F$24])/([.F$23]-1))" office:value-type="float" office:value="0.0334062190083984" calcext:value-type="float">
            <text:p>0.0334062190083984</text:p>
          </table:table-cell>
          <table:table-cell table:formula="of:=2.58*SQRT(([.G30]*(1-[.G30]))/([.G$24]))*SQRT(([.G$23]-[.G$24])/([.G$23]-1))" office:value-type="float" office:value="0.0577973391708487" calcext:value-type="float">
            <text:p>0.0577973391708487</text:p>
          </table:table-cell>
          <table:table-cell table:formula="of:=2.58*SQRT(([.H30]*(1-[.H30]))/([.H$24]))*SQRT(([.H$23]-[.H$24])/([.H$23]-1))" office:value-type="float" office:value="0.0442182264242989" calcext:value-type="float">
            <text:p>0.0442182264242989</text:p>
          </table:table-cell>
          <table:table-cell table:formula="of:=2.58*SQRT(([.I30]*(1-[.I30]))/([.I$24]))*SQRT(([.I$23]-[.I$24])/([.I$23]-1))" office:value-type="float" office:value="0.0483574024197693" calcext:value-type="float">
            <text:p>0.0483574024197693</text:p>
          </table:table-cell>
          <table:table-cell table:formula="of:=2.58*SQRT(([.J30]*(1-[.J30]))/([.J$24]))*SQRT(([.J$23]-[.J$24])/([.J$23]-1))" office:value-type="float" office:value="0.0528892966127198" calcext:value-type="float">
            <text:p>0.0528892966127198</text:p>
          </table:table-cell>
          <table:table-cell table:formula="of:=2.58*SQRT(([.K30]*(1-[.K30]))/([.K$24]))*SQRT(([.K$23]-[.K$24])/([.K$23]-1))" office:value-type="float" office:value="0.0264094308857506" calcext:value-type="float">
            <text:p>0.0264094308857506</text:p>
          </table:table-cell>
          <table:table-cell table:formula="of:=2.58*SQRT(([.L30]*(1-[.L30]))/([.L$24]))*SQRT(([.L$23]-[.L$24])/([.L$23]-1))" office:value-type="float" office:value="0.0320863508944002" calcext:value-type="float">
            <text:p>0.0320863508944002</text:p>
          </table:table-cell>
          <table:table-cell table:formula="of:=2.58*SQRT(([.M30]*(1-[.M30]))/([.M$24]))*SQRT(([.M$23]-[.M$24])/([.M$23]-1))" office:value-type="float" office:value="0.0496799422882961" calcext:value-type="float">
            <text:p>0.0496799422882961</text:p>
          </table:table-cell>
          <table:table-cell table:number-columns-repeated="25"/>
        </table:table-row>
        <table:table-row table:style-name="ro1">
          <table:table-cell table:number-columns-repeated="16"/>
          <table:table-cell office:value-type="string" calcext:value-type="string">
            <text:p>max</text:p>
          </table:table-cell>
          <table:table-cell table:formula="of:=MAX([.B48:.O53];[.B13:.S18])" office:value-type="float" office:value="0.916028073224236" calcext:value-type="float">
            <text:p>0.9160280732242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HD</text:p>
          </table:table-cell>
          <table:table-cell table:number-columns-repeated="15"/>
          <table:table-cell office:value-type="string" calcext:value-type="string">
            <text:p>min</text:p>
          </table:table-cell>
          <table:table-cell table:formula="of:=MIN([.B48:.O53];[.B13:.S18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c1.weight</text:p>
          </table:table-cell>
          <table:table-cell office:value-type="string" calcext:value-type="string">
            <text:p>fb1.weight</text:p>
          </table:table-cell>
          <table:table-cell office:value-type="string" calcext:value-type="string">
            <text:p>fc2.weight</text:p>
          </table:table-cell>
          <table:table-cell office:value-type="string" calcext:value-type="string">
            <text:p>lif1.threshold</text:p>
          </table:table-cell>
          <table:table-cell office:value-type="string" calcext:value-type="string">
            <text:p>lif1.spike</text:p>
          </table:table-cell>
          <table:table-cell office:value-type="string" calcext:value-type="string">
            <text:p>lif1.potential</text:p>
          </table:table-cell>
          <table:table-cell office:value-type="string" calcext:value-type="string">
            <text:p>fc1.bias</text:p>
          </table:table-cell>
          <table:table-cell office:value-type="string" calcext:value-type="string">
            <text:p>lif1.beta</text:p>
          </table:table-cell>
          <table:table-cell office:value-type="string" calcext:value-type="string">
            <text:p>lif2.threshold</text:p>
          </table:table-cell>
          <table:table-cell office:value-type="string" calcext:value-type="string">
            <text:p>fb1.bias</text:p>
          </table:table-cell>
          <table:table-cell office:value-type="string" calcext:value-type="string">
            <text:p>lif2.spike</text:p>
          </table:table-cell>
          <table:table-cell office:value-type="string" calcext:value-type="string">
            <text:p>lif2.beta</text:p>
          </table:table-cell>
          <table:table-cell office:value-type="string" calcext:value-type="string">
            <text:p>fc2.bias</text:p>
          </table:table-cell>
          <table:table-cell office:value-type="string" calcext:value-type="string">
            <text:p>lif2.potential</text:p>
          </table:table-cell>
          <table:table-cell/>
          <table:table-cell office:value-type="string" calcext:value-type="string">
            <text:p>Weighed AV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16000" calcext:value-type="float">
            <text:p>2816000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128000" calcext:value-type="float">
            <text:p>128000</text:p>
          </table:table-cell>
          <table:table-cell table:number-columns-repeated="5" office:value-type="float" office:value="6400" calcext:value-type="float">
            <text:p>6400</text:p>
          </table:table-cell>
          <table:table-cell office:value-type="float" office:value="640" calcext:value-type="float">
            <text:p>640</text:p>
          </table:table-cell>
          <table:table-cell office:value-type="float" office:value="6400" calcext:value-type="float">
            <text:p>6400</text:p>
          </table:table-cell>
          <table:table-cell table:number-columns-repeated="4" office:value-type="float" office:value="640" calcext:value-type="float">
            <text:p>64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573" calcext:value-type="float">
            <text:p>12573</text:p>
          </table:table-cell>
          <table:table-cell office:value-type="float" office:value="3499" calcext:value-type="float">
            <text:p>3499</text:p>
          </table:table-cell>
          <table:table-cell office:value-type="float" office:value="368" calcext:value-type="float">
            <text:p>36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41:.O41])" office:value-type="float" office:value="16578" calcext:value-type="float">
            <text:p>165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ully_masked</text:p>
          </table:table-cell>
          <table:table-cell office:value-type="float" office:value="0.931245083400441" calcext:value-type="float">
            <text:p>0.931245083400441</text:p>
          </table:table-cell>
          <table:table-cell office:value-type="float" office:value="0.89580058588168" calcext:value-type="float">
            <text:p>0.89580058588168</text:p>
          </table:table-cell>
          <table:table-cell office:value-type="float" office:value="0.806724216627038" calcext:value-type="float">
            <text:p>0.806724216627038</text:p>
          </table:table-cell>
          <table:table-cell office:value-type="float" office:value="0.646675441576087" calcext:value-type="float">
            <text:p>0.646675441576087</text:p>
          </table:table-cell>
          <table:table-cell office:value-type="float" office:value="0.395643446180556" calcext:value-type="float">
            <text:p>0.395643446180556</text:p>
          </table:table-cell>
          <table:table-cell office:value-type="float" office:value="0.4976806640625" calcext:value-type="float">
            <text:p>0.4976806640625</text:p>
          </table:table-cell>
          <table:table-cell office:value-type="float" office:value="0.7521240234375" calcext:value-type="float">
            <text:p>0.7521240234375</text:p>
          </table:table-cell>
          <table:table-cell office:value-type="float" office:value="0.568827311197917" calcext:value-type="float">
            <text:p>0.568827311197917</text:p>
          </table:table-cell>
          <table:table-cell office:value-type="float" office:value="0.7061767578125" calcext:value-type="float">
            <text:p>0.7061767578125</text:p>
          </table:table-cell>
          <table:table-cell office:value-type="float" office:value="0.714737601902174" calcext:value-type="float">
            <text:p>0.714737601902174</text:p>
          </table:table-cell>
          <table:table-cell office:value-type="float" office:value="1" calcext:value-type="float">
            <text:p>1</text:p>
          </table:table-cell>
          <table:table-cell office:value-type="float" office:value="0.85205078125" calcext:value-type="float">
            <text:p>0.85205078125</text:p>
          </table:table-cell>
          <table:table-cell office:value-type="float" office:value="0.417724609375" calcext:value-type="float">
            <text:p>0.41772460937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PRODUCT([.B42:.O42];[.B$41:.O$41])/SUM([.B$41:.O$41])" office:value-type="float" office:value="0.91835079223029" calcext:value-type="float">
            <text:p>0.918350792230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C_1</text:p>
          </table:table-cell>
          <table:table-cell office:value-type="float" office:value="0.00409285553616877" calcext:value-type="float">
            <text:p>0.00409285553616877</text:p>
          </table:table-cell>
          <table:table-cell office:value-type="float" office:value="0.00553338900400114" calcext:value-type="float">
            <text:p>0.00553338900400114</text:p>
          </table:table-cell>
          <table:table-cell office:value-type="float" office:value="0.0190469493036685" calcext:value-type="float">
            <text:p>0.0190469493036685</text:p>
          </table:table-cell>
          <table:table-cell office:value-type="float" office:value="0.0360478940217391" calcext:value-type="float">
            <text:p>0.0360478940217391</text:p>
          </table:table-cell>
          <table:table-cell office:value-type="float" office:value="0.135904947916667" calcext:value-type="float">
            <text:p>0.135904947916667</text:p>
          </table:table-cell>
          <table:table-cell office:value-type="float" office:value="0.0317626953125" calcext:value-type="float">
            <text:p>0.0317626953125</text:p>
          </table:table-cell>
          <table:table-cell office:value-type="float" office:value="0.02763671875" calcext:value-type="float">
            <text:p>0.02763671875</text:p>
          </table:table-cell>
          <table:table-cell office:value-type="float" office:value="0.0206705729166667" calcext:value-type="float">
            <text:p>0.0206705729166667</text:p>
          </table:table-cell>
          <table:table-cell office:value-type="float" office:value="0.0107421875" calcext:value-type="float">
            <text:p>0.0107421875</text:p>
          </table:table-cell>
          <table:table-cell office:value-type="float" office:value="0.0187032948369565" calcext:value-type="float">
            <text:p>0.0187032948369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953125" calcext:value-type="float">
            <text:p>0.0126953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PRODUCT([.B43:.O43];[.B$41:.O$41])/SUM([.B$41:.O$41])" office:value-type="float" office:value="0.00502401290490409" calcext:value-type="float">
            <text:p>0.005024012904904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C_0_5%</text:p>
          </table:table-cell>
          <table:table-cell office:value-type="float" office:value="0.0547156170464487" calcext:value-type="float">
            <text:p>0.0547156170464487</text:p>
          </table:table-cell>
          <table:table-cell office:value-type="float" office:value="0.0828431449164047" calcext:value-type="float">
            <text:p>0.0828431449164047</text:p>
          </table:table-cell>
          <table:table-cell office:value-type="float" office:value="0.167427394701087" calcext:value-type="float">
            <text:p>0.167427394701087</text:p>
          </table:table-cell>
          <table:table-cell office:value-type="float" office:value="0.243291440217391" calcext:value-type="float">
            <text:p>0.243291440217391</text:p>
          </table:table-cell>
          <table:table-cell office:value-type="float" office:value="0.379747178819444" calcext:value-type="float">
            <text:p>0.379747178819444</text:p>
          </table:table-cell>
          <table:table-cell office:value-type="float" office:value="0.405908203125" calcext:value-type="float">
            <text:p>0.405908203125</text:p>
          </table:table-cell>
          <table:table-cell office:value-type="float" office:value="0.168408203125" calcext:value-type="float">
            <text:p>0.168408203125</text:p>
          </table:table-cell>
          <table:table-cell office:value-type="float" office:value="0.325826009114583" calcext:value-type="float">
            <text:p>0.325826009114583</text:p>
          </table:table-cell>
          <table:table-cell office:value-type="float" office:value="0.263916015625" calcext:value-type="float">
            <text:p>0.263916015625</text:p>
          </table:table-cell>
          <table:table-cell office:value-type="float" office:value="0.20263671875" calcext:value-type="float">
            <text:p>0.20263671875</text:p>
          </table:table-cell>
          <table:table-cell office:value-type="float" office:value="0" calcext:value-type="float">
            <text:p>0</text:p>
          </table:table-cell>
          <table:table-cell office:value-type="float" office:value="0.14794921875" calcext:value-type="float">
            <text:p>0.14794921875</text:p>
          </table:table-cell>
          <table:table-cell office:value-type="float" office:value="0.53564453125" calcext:value-type="float">
            <text:p>0.53564453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PRODUCT([.B44:.O44];[.B$41:.O$41])/SUM([.B$41:.O$41])" office:value-type="float" office:value="0.0650315930751598" calcext:value-type="float">
            <text:p>0.065031593075159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C_5_10%</text:p>
          </table:table-cell>
          <table:table-cell office:value-type="float" office:value="0.00368943028960869" calcext:value-type="float">
            <text:p>0.00368943028960869</text:p>
          </table:table-cell>
          <table:table-cell office:value-type="float" office:value="0.00594198788939697" calcext:value-type="float">
            <text:p>0.00594198788939697</text:p>
          </table:table-cell>
          <table:table-cell office:value-type="float" office:value="0.00223176375679348" calcext:value-type="float">
            <text:p>0.00223176375679348</text:p>
          </table:table-cell>
          <table:table-cell office:value-type="float" office:value="0.0228006114130435" calcext:value-type="float">
            <text:p>0.0228006114130435</text:p>
          </table:table-cell>
          <table:table-cell office:value-type="float" office:value="0.0282118055555556" calcext:value-type="float">
            <text:p>0.0282118055555556</text:p>
          </table:table-cell>
          <table:table-cell office:value-type="float" office:value="0.0231201171875" calcext:value-type="float">
            <text:p>0.0231201171875</text:p>
          </table:table-cell>
          <table:table-cell office:value-type="float" office:value="0.0166015625" calcext:value-type="float">
            <text:p>0.0166015625</text:p>
          </table:table-cell>
          <table:table-cell office:value-type="float" office:value="0.0304158528645833" calcext:value-type="float">
            <text:p>0.0304158528645833</text:p>
          </table:table-cell>
          <table:table-cell office:value-type="float" office:value="0.0050048828125" calcext:value-type="float">
            <text:p>0.0050048828125</text:p>
          </table:table-cell>
          <table:table-cell office:value-type="float" office:value="0.0225883152173913" calcext:value-type="float">
            <text:p>0.0225883152173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74609375" calcext:value-type="float">
            <text:p>0.01147460937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PRODUCT([.B45:.O45];[.B$41:.O$41])/SUM([.B$41:.O$41])" office:value-type="float" office:value="0.00428994163009712" calcext:value-type="float">
            <text:p>0.004289941630097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C_10_20%</text:p>
          </table:table-cell>
          <table:table-cell office:value-type="float" office:value="0.00313586622872425" calcext:value-type="float">
            <text:p>0.00313586622872425</text:p>
          </table:table-cell>
          <table:table-cell office:value-type="float" office:value="0.00508152999071163" calcext:value-type="float">
            <text:p>0.00508152999071163</text:p>
          </table:table-cell>
          <table:table-cell office:value-type="float" office:value="0.0018562648607337" calcext:value-type="float">
            <text:p>0.0018562648607337</text:p>
          </table:table-cell>
          <table:table-cell office:value-type="float" office:value="0.0216329823369565" calcext:value-type="float">
            <text:p>0.0216329823369565</text:p>
          </table:table-cell>
          <table:table-cell office:value-type="float" office:value="0.0261773003472222" calcext:value-type="float">
            <text:p>0.0261773003472222</text:p>
          </table:table-cell>
          <table:table-cell office:value-type="float" office:value="0.019677734375" calcext:value-type="float">
            <text:p>0.019677734375</text:p>
          </table:table-cell>
          <table:table-cell office:value-type="float" office:value="0.0177490234375" calcext:value-type="float">
            <text:p>0.0177490234375</text:p>
          </table:table-cell>
          <table:table-cell office:value-type="float" office:value="0.02911376953125" calcext:value-type="float">
            <text:p>0.02911376953125</text:p>
          </table:table-cell>
          <table:table-cell office:value-type="float" office:value="0.00439453125" calcext:value-type="float">
            <text:p>0.00439453125</text:p>
          </table:table-cell>
          <table:table-cell office:value-type="float" office:value="0.0216542119565217" calcext:value-type="float">
            <text:p>0.0216542119565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33203125" calcext:value-type="float">
            <text:p>0.00903320312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PRODUCT([.B46:.O46];[.B$41:.O$41])/SUM([.B$41:.O$41])" office:value-type="float" office:value="0.00366994402408312" calcext:value-type="float">
            <text:p>0.003669944024083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C_20</text:p>
          </table:table-cell>
          <table:table-cell office:value-type="float" office:value="0.00312114749860813" calcext:value-type="float">
            <text:p>0.00312114749860813</text:p>
          </table:table-cell>
          <table:table-cell office:value-type="float" office:value="0.00479936231780509" calcext:value-type="float">
            <text:p>0.00479936231780509</text:p>
          </table:table-cell>
          <table:table-cell office:value-type="float" office:value="0.00239231275475543" calcext:value-type="float">
            <text:p>0.00239231275475543</text:p>
          </table:table-cell>
          <table:table-cell office:value-type="float" office:value="0.0295516304347826" calcext:value-type="float">
            <text:p>0.0295516304347826</text:p>
          </table:table-cell>
          <table:table-cell office:value-type="float" office:value="0.0314670138888889" calcext:value-type="float">
            <text:p>0.0314670138888889</text:p>
          </table:table-cell>
          <table:table-cell office:value-type="float" office:value="0.0218505859375" calcext:value-type="float">
            <text:p>0.0218505859375</text:p>
          </table:table-cell>
          <table:table-cell office:value-type="float" office:value="0.01748046875" calcext:value-type="float">
            <text:p>0.01748046875</text:p>
          </table:table-cell>
          <table:table-cell office:value-type="float" office:value="0.025146484375" calcext:value-type="float">
            <text:p>0.02514648437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0196798573369565" calcext:value-type="float">
            <text:p>0.0196798573369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27734375" calcext:value-type="float">
            <text:p>0.01342773437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PRODUCT([.B47:.O47];[.B$41:.O$41])/SUM([.B$41:.O$41])" office:value-type="float" office:value="0.00362349574737604" calcext:value-type="float">
            <text:p>0.003623495747376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_masked</text:p>
          </table:table-cell>
          <table:table-cell table:formula="of:=2.58*SQRT(([.B42]*(1-[.B42]))/([.B$41]))*SQRT(([.B$40]-[.B$41])/([.B$40]-1))" office:value-type="float" office:value="0.00580914881602147" calcext:value-type="float">
            <text:p>0.00580914881602147</text:p>
          </table:table-cell>
          <table:table-cell table:formula="of:=2.58*SQRT(([.C42]*(1-[.C42]))/([.C$41]))*SQRT(([.C$40]-[.C$41])/([.C$40]-1))" office:value-type="float" office:value="0.0133073570264728" calcext:value-type="float">
            <text:p>0.0133073570264728</text:p>
          </table:table-cell>
          <table:table-cell table:formula="of:=2.58*SQRT(([.D42]*(1-[.D42]))/([.D$41]))*SQRT(([.D$40]-[.D$41])/([.D$40]-1))" office:value-type="float" office:value="0.0530302364717443" calcext:value-type="float">
            <text:p>0.0530302364717443</text:p>
          </table:table-cell>
          <table:table-cell table:formula="of:=2.58*SQRT(([.E42]*(1-[.E42]))/([.E$41]))*SQRT(([.E$40]-[.E$41])/([.E$40]-1))" office:value-type="float" office:value="0.25670719303816" calcext:value-type="float">
            <text:p>0.25670719303816</text:p>
          </table:table-cell>
          <table:table-cell table:formula="of:=2.58*SQRT(([.F42]*(1-[.F42]))/([.F$41]))*SQRT(([.F$40]-[.F$41])/([.F$40]-1))" office:value-type="float" office:value="0.296964410239078" calcext:value-type="float">
            <text:p>0.296964410239078</text:p>
          </table:table-cell>
          <table:table-cell table:formula="of:=2.58*SQRT(([.G42]*(1-[.G42]))/([.G$41]))*SQRT(([.G$40]-[.G$41])/([.G$40]-1))" office:value-type="float" office:value="0.288021112984887" calcext:value-type="float">
            <text:p>0.288021112984887</text:p>
          </table:table-cell>
          <table:table-cell table:formula="of:=2.58*SQRT(([.H42]*(1-[.H42]))/([.H$41]))*SQRT(([.H$40]-[.H$41])/([.H$40]-1))" office:value-type="float" office:value="0.248725860374432" calcext:value-type="float">
            <text:p>0.248725860374432</text:p>
          </table:table-cell>
          <table:table-cell table:formula="of:=2.58*SQRT(([.I42]*(1-[.I42]))/([.I$41]))*SQRT(([.I$40]-[.I$41])/([.I$40]-1))" office:value-type="float" office:value="0.260344271629755" calcext:value-type="float">
            <text:p>0.260344271629755</text:p>
          </table:table-cell>
          <table:table-cell table:formula="of:=2.58*SQRT(([.J42]*(1-[.J42]))/([.J$41]))*SQRT(([.J$40]-[.J$41])/([.J$40]-1))" office:value-type="float" office:value="0.586229436764078" calcext:value-type="float">
            <text:p>0.586229436764078</text:p>
          </table:table-cell>
          <table:table-cell table:formula="of:=2.58*SQRT(([.K42]*(1-[.K42]))/([.K$41]))*SQRT(([.K$40]-[.K$41])/([.K$40]-1))" office:value-type="float" office:value="0.242495409168964" calcext:value-type="float">
            <text:p>0.242495409168964</text:p>
          </table:table-cell>
          <table:table-cell table:formula="of:=2.58*SQRT(([.L42]*(1-[.L42]))/([.L$41]))*SQRT(([.L$40]-[.L$41])/([.L$40]-1))" office:value-type="float" office:value="0" calcext:value-type="float">
            <text:p>0</text:p>
          </table:table-cell>
          <table:table-cell table:formula="of:=2.58*SQRT(([.M42]*(1-[.M42]))/([.M$41]))*SQRT(([.M$40]-[.M$41])/([.M$40]-1))" office:value-type="float" office:value="0.916028073224236" calcext:value-type="float">
            <text:p>0.916028073224236</text:p>
          </table:table-cell>
          <table:table-cell table:formula="of:=2.58*SQRT(([.N42]*(1-[.N42]))/([.N$41]))*SQRT(([.N$40]-[.N$41])/([.N$40]-1))" office:value-type="float" office:value="0.899029343421444" calcext:value-type="float">
            <text:p>0.899029343421444</text:p>
          </table:table-cell>
          <table:table-cell table:formula="of:=2.58*SQRT(([.O42]*(1-[.O42]))/([.O$41]))*SQRT(([.O$40]-[.O$41])/([.O$40]-1))"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table:formula="of:=SUM([.Q42:.Q47])" office:value-type="float" office:value="0.99998977961191" calcext:value-type="float">
            <text:p>0.999989779611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_SDC_1</text:p>
          </table:table-cell>
          <table:table-cell table:formula="of:=2.58*SQRT(([.B43]*(1-[.B43]))/([.B$41]))*SQRT(([.B$40]-[.B$41])/([.B$40]-1))" office:value-type="float" office:value="0.00146572082311841" calcext:value-type="float">
            <text:p>0.00146572082311841</text:p>
          </table:table-cell>
          <table:table-cell table:formula="of:=2.58*SQRT(([.C43]*(1-[.C43]))/([.C$41]))*SQRT(([.C$40]-[.C$41])/([.C$40]-1))" office:value-type="float" office:value="0.00323105390629817" calcext:value-type="float">
            <text:p>0.00323105390629817</text:p>
          </table:table-cell>
          <table:table-cell table:formula="of:=2.58*SQRT(([.D43]*(1-[.D43]))/([.D$41]))*SQRT(([.D$40]-[.D$41])/([.D$40]-1))" office:value-type="float" office:value="0.0183573132850016" calcext:value-type="float">
            <text:p>0.0183573132850016</text:p>
          </table:table-cell>
          <table:table-cell table:formula="of:=2.58*SQRT(([.E43]*(1-[.E43]))/([.E$41]))*SQRT(([.E$40]-[.E$41])/([.E$40]-1))" office:value-type="float" office:value="0.100109575173954" calcext:value-type="float">
            <text:p>0.100109575173954</text:p>
          </table:table-cell>
          <table:table-cell table:formula="of:=2.58*SQRT(([.F43]*(1-[.F43]))/([.F$41]))*SQRT(([.F$40]-[.F$41])/([.F$40]-1))" office:value-type="float" office:value="0.208115387338668" calcext:value-type="float">
            <text:p>0.208115387338668</text:p>
          </table:table-cell>
          <table:table-cell table:formula="of:=2.58*SQRT(([.G43]*(1-[.G43]))/([.G$41]))*SQRT(([.G$40]-[.G$41])/([.G$40]-1))" office:value-type="float" office:value="0.101020281033828" calcext:value-type="float">
            <text:p>0.101020281033828</text:p>
          </table:table-cell>
          <table:table-cell table:formula="of:=2.58*SQRT(([.H43]*(1-[.H43]))/([.H$41]))*SQRT(([.H$40]-[.H$41])/([.H$40]-1))" office:value-type="float" office:value="0.0944314171108347" calcext:value-type="float">
            <text:p>0.0944314171108347</text:p>
          </table:table-cell>
          <table:table-cell table:formula="of:=2.58*SQRT(([.I43]*(1-[.I43]))/([.I$41]))*SQRT(([.I$40]-[.I$41])/([.I$40]-1))" office:value-type="float" office:value="0.0747950476887482" calcext:value-type="float">
            <text:p>0.0747950476887482</text:p>
          </table:table-cell>
          <table:table-cell table:formula="of:=2.58*SQRT(([.J43]*(1-[.J43]))/([.J$41]))*SQRT(([.J$40]-[.J$41])/([.J$40]-1))" office:value-type="float" office:value="0.132668844825085" calcext:value-type="float">
            <text:p>0.132668844825085</text:p>
          </table:table-cell>
          <table:table-cell table:formula="of:=2.58*SQRT(([.K43]*(1-[.K43]))/([.K$41]))*SQRT(([.K$40]-[.K$41])/([.K$40]-1))" office:value-type="float" office:value="0.0727557248289821" calcext:value-type="float">
            <text:p>0.0727557248289821</text:p>
          </table:table-cell>
          <table:table-cell table:formula="of:=2.58*SQRT(([.L43]*(1-[.L43]))/([.L$41]))*SQRT(([.L$40]-[.L$41])/([.L$40]-1))" office:value-type="float" office:value="0" calcext:value-type="float">
            <text:p>0</text:p>
          </table:table-cell>
          <table:table-cell table:formula="of:=2.58*SQRT(([.M43]*(1-[.M43]))/([.M$41]))*SQRT(([.M$40]-[.M$41])/([.M$40]-1))" office:value-type="float" office:value="0" calcext:value-type="float">
            <text:p>0</text:p>
          </table:table-cell>
          <table:table-cell table:formula="of:=2.58*SQRT(([.N43]*(1-[.N43]))/([.N$41]))*SQRT(([.N$40]-[.N$41])/([.N$40]-1))" office:value-type="float" office:value="0.204085390013223" calcext:value-type="float">
            <text:p>0.204085390013223</text:p>
          </table:table-cell>
          <table:table-cell table:formula="of:=2.58*SQRT(([.O43]*(1-[.O43]))/([.O$41]))*SQRT(([.O$40]-[.O$41])/([.O$40]-1)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span text:style-name="T1">e_</text:span>SDC_0_5%</text:p>
          </table:table-cell>
          <table:table-cell table:formula="of:=2.58*SQRT(([.B44]*(1-[.B44]))/([.B$41]))*SQRT(([.B$40]-[.B$41])/([.B$40]-1))" office:value-type="float" office:value="0.00522114215784299" calcext:value-type="float">
            <text:p>0.00522114215784299</text:p>
          </table:table-cell>
          <table:table-cell table:formula="of:=2.58*SQRT(([.C44]*(1-[.C44]))/([.C$41]))*SQRT(([.C$40]-[.C$41])/([.C$40]-1))" office:value-type="float" office:value="0.0120061453326899" calcext:value-type="float">
            <text:p>0.0120061453326899</text:p>
          </table:table-cell>
          <table:table-cell table:formula="of:=2.58*SQRT(([.D44]*(1-[.D44]))/([.D$41]))*SQRT(([.D$40]-[.D$41])/([.D$40]-1))" office:value-type="float" office:value="0.050141418241555" calcext:value-type="float">
            <text:p>0.050141418241555</text:p>
          </table:table-cell>
          <table:table-cell table:formula="of:=2.58*SQRT(([.E44]*(1-[.E44]))/([.E$41]))*SQRT(([.E$40]-[.E$41])/([.E$40]-1))" office:value-type="float" office:value="0.230428227602029" calcext:value-type="float">
            <text:p>0.230428227602029</text:p>
          </table:table-cell>
          <table:table-cell table:formula="of:=2.58*SQRT(([.F44]*(1-[.F44]))/([.F$41]))*SQRT(([.F$40]-[.F$41])/([.F$40]-1))" office:value-type="float" office:value="0.294738894656263" calcext:value-type="float">
            <text:p>0.294738894656263</text:p>
          </table:table-cell>
          <table:table-cell table:formula="of:=2.58*SQRT(([.G44]*(1-[.G44]))/([.G$41]))*SQRT(([.G$40]-[.G$41])/([.G$40]-1))" office:value-type="float" office:value="0.282878333217932" calcext:value-type="float">
            <text:p>0.282878333217932</text:p>
          </table:table-cell>
          <table:table-cell table:formula="of:=2.58*SQRT(([.H44]*(1-[.H44]))/([.H$41]))*SQRT(([.H$40]-[.H$41])/([.H$40]-1))" office:value-type="float" office:value="0.215573668210729" calcext:value-type="float">
            <text:p>0.215573668210729</text:p>
          </table:table-cell>
          <table:table-cell table:formula="of:=2.58*SQRT(([.I44]*(1-[.I44]))/([.I$41]))*SQRT(([.I$40]-[.I$41])/([.I$40]-1))" office:value-type="float" office:value="0.246383179629875" calcext:value-type="float">
            <text:p>0.246383179629875</text:p>
          </table:table-cell>
          <table:table-cell table:formula="of:=2.58*SQRT(([.J44]*(1-[.J44]))/([.J$41]))*SQRT(([.J$40]-[.J$41])/([.J$40]-1))" office:value-type="float" office:value="0.567236797329328" calcext:value-type="float">
            <text:p>0.567236797329328</text:p>
          </table:table-cell>
          <table:table-cell table:formula="of:=2.58*SQRT(([.K44]*(1-[.K44]))/([.K$41]))*SQRT(([.K$40]-[.K$41])/([.K$40]-1))" office:value-type="float" office:value="0.215871410787029" calcext:value-type="float">
            <text:p>0.215871410787029</text:p>
          </table:table-cell>
          <table:table-cell table:formula="of:=2.58*SQRT(([.L44]*(1-[.L44]))/([.L$41]))*SQRT(([.L$40]-[.L$41])/([.L$40]-1))" office:value-type="float" office:value="0" calcext:value-type="float">
            <text:p>0</text:p>
          </table:table-cell>
          <table:table-cell table:formula="of:=2.58*SQRT(([.M44]*(1-[.M44]))/([.M$41]))*SQRT(([.M$40]-[.M$41])/([.M$40]-1))" office:value-type="float" office:value="0.916028073224236" calcext:value-type="float">
            <text:p>0.916028073224236</text:p>
          </table:table-cell>
          <table:table-cell table:formula="of:=2.58*SQRT(([.N44]*(1-[.N44]))/([.N$41]))*SQRT(([.N$40]-[.N$41])/([.N$40]-1))" office:value-type="float" office:value="0.909134708502732" calcext:value-type="float">
            <text:p>0.909134708502732</text:p>
          </table:table-cell>
          <table:table-cell table:formula="of:=2.58*SQRT(([.O44]*(1-[.O44]))/([.O$41]))*SQRT(([.O$40]-[.O$41])/([.O$40]-1)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span text:style-name="T1">e_</text:span>SDC_5_10%</text:p>
          </table:table-cell>
          <table:table-cell table:formula="of:=2.58*SQRT(([.B45]*(1-[.B45]))/([.B$41]))*SQRT(([.B$40]-[.B$41])/([.B$40]-1))" office:value-type="float" office:value="0.00139189235430223" calcext:value-type="float">
            <text:p>0.00139189235430223</text:p>
          </table:table-cell>
          <table:table-cell table:formula="of:=2.58*SQRT(([.C45]*(1-[.C45]))/([.C$41]))*SQRT(([.C$40]-[.C$41])/([.C$40]-1))" office:value-type="float" office:value="0.00334753591699867" calcext:value-type="float">
            <text:p>0.00334753591699867</text:p>
          </table:table-cell>
          <table:table-cell table:formula="of:=2.58*SQRT(([.D45]*(1-[.D45]))/([.D$41]))*SQRT(([.D$40]-[.D$41])/([.D$40]-1))" office:value-type="float" office:value="0.00633740180106835" calcext:value-type="float">
            <text:p>0.00633740180106835</text:p>
          </table:table-cell>
          <table:table-cell table:formula="of:=2.58*SQRT(([.E45]*(1-[.E45]))/([.E$41]))*SQRT(([.E$40]-[.E$41])/([.E$40]-1))" office:value-type="float" office:value="0.0801627820855612" calcext:value-type="float">
            <text:p>0.0801627820855612</text:p>
          </table:table-cell>
          <table:table-cell table:formula="of:=2.58*SQRT(([.F45]*(1-[.F45]))/([.F$41]))*SQRT(([.F$40]-[.F$41])/([.F$40]-1))" office:value-type="float" office:value="0.100555782196434" calcext:value-type="float">
            <text:p>0.100555782196434</text:p>
          </table:table-cell>
          <table:table-cell table:formula="of:=2.58*SQRT(([.G45]*(1-[.G45]))/([.G$41]))*SQRT(([.G$40]-[.G$41])/([.G$40]-1))" office:value-type="float" office:value="0.0865714299350594" calcext:value-type="float">
            <text:p>0.0865714299350594</text:p>
          </table:table-cell>
          <table:table-cell table:formula="of:=2.58*SQRT(([.H45]*(1-[.H45]))/([.H$41]))*SQRT(([.H$40]-[.H$41])/([.H$40]-1))" office:value-type="float" office:value="0.0736034602227882" calcext:value-type="float">
            <text:p>0.0736034602227882</text:p>
          </table:table-cell>
          <table:table-cell table:formula="of:=2.58*SQRT(([.I45]*(1-[.I45]))/([.I$41]))*SQRT(([.I$40]-[.I$41])/([.I$40]-1))" office:value-type="float" office:value="0.0902765464286006" calcext:value-type="float">
            <text:p>0.0902765464286006</text:p>
          </table:table-cell>
          <table:table-cell table:formula="of:=2.58*SQRT(([.J45]*(1-[.J45]))/([.J$41]))*SQRT(([.J$40]-[.J$41])/([.J$40]-1))" office:value-type="float" office:value="0.0908186977674488" calcext:value-type="float">
            <text:p>0.0908186977674488</text:p>
          </table:table-cell>
          <table:table-cell table:formula="of:=2.58*SQRT(([.K45]*(1-[.K45]))/([.K$41]))*SQRT(([.K$40]-[.K$41])/([.K$40]-1))" office:value-type="float" office:value="0.0797973785622565" calcext:value-type="float">
            <text:p>0.0797973785622565</text:p>
          </table:table-cell>
          <table:table-cell table:formula="of:=2.58*SQRT(([.L45]*(1-[.L45]))/([.L$41]))*SQRT(([.L$40]-[.L$41])/([.L$40]-1))" office:value-type="float" office:value="0" calcext:value-type="float">
            <text:p>0</text:p>
          </table:table-cell>
          <table:table-cell table:formula="of:=2.58*SQRT(([.M45]*(1-[.M45]))/([.M$41]))*SQRT(([.M$40]-[.M$41])/([.M$40]-1))" office:value-type="float" office:value="0" calcext:value-type="float">
            <text:p>0</text:p>
          </table:table-cell>
          <table:table-cell table:formula="of:=2.58*SQRT(([.N45]*(1-[.N45]))/([.N$41]))*SQRT(([.N$40]-[.N$41])/([.N$40]-1))" office:value-type="float" office:value="0.194145571118851" calcext:value-type="float">
            <text:p>0.194145571118851</text:p>
          </table:table-cell>
          <table:table-cell table:formula="of:=2.58*SQRT(([.O45]*(1-[.O45]))/([.O$41]))*SQRT(([.O$40]-[.O$41])/([.O$40]-1)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span text:style-name="T1">e_</text:span>SDC_10_20%</text:p>
          </table:table-cell>
          <table:table-cell table:formula="of:=2.58*SQRT(([.B46]*(1-[.B46]))/([.B$41]))*SQRT(([.B$40]-[.B$41])/([.B$40]-1))" office:value-type="float" office:value="0.00128358719325965" calcext:value-type="float">
            <text:p>0.00128358719325965</text:p>
          </table:table-cell>
          <table:table-cell table:formula="of:=2.58*SQRT(([.C46]*(1-[.C46]))/([.C$41]))*SQRT(([.C$40]-[.C$41])/([.C$40]-1))" office:value-type="float" office:value="0.00309702344059781" calcext:value-type="float">
            <text:p>0.00309702344059781</text:p>
          </table:table-cell>
          <table:table-cell table:formula="of:=2.58*SQRT(([.D46]*(1-[.D46]))/([.D$41]))*SQRT(([.D$40]-[.D$41])/([.D$40]-1))" office:value-type="float" office:value="0.00578081152432928" calcext:value-type="float">
            <text:p>0.00578081152432928</text:p>
          </table:table-cell>
          <table:table-cell table:formula="of:=2.58*SQRT(([.E46]*(1-[.E46]))/([.E$41]))*SQRT(([.E$40]-[.E$41])/([.E$40]-1))" office:value-type="float" office:value="0.0781298590744707" calcext:value-type="float">
            <text:p>0.0781298590744707</text:p>
          </table:table-cell>
          <table:table-cell table:formula="of:=2.58*SQRT(([.F46]*(1-[.F46]))/([.F$41]))*SQRT(([.F$40]-[.F$41])/([.F$40]-1))" office:value-type="float" office:value="0.0969634753585943" calcext:value-type="float">
            <text:p>0.0969634753585943</text:p>
          </table:table-cell>
          <table:table-cell table:formula="of:=2.58*SQRT(([.G46]*(1-[.G46]))/([.G$41]))*SQRT(([.G$40]-[.G$41])/([.G$40]-1))" office:value-type="float" office:value="0.0800075501971546" calcext:value-type="float">
            <text:p>0.0800075501971546</text:p>
          </table:table-cell>
          <table:table-cell table:formula="of:=2.58*SQRT(([.H46]*(1-[.H46]))/([.H$41]))*SQRT(([.H$40]-[.H$41])/([.H$40]-1))" office:value-type="float" office:value="0.0760601991999661" calcext:value-type="float">
            <text:p>0.0760601991999661</text:p>
          </table:table-cell>
          <table:table-cell table:formula="of:=2.58*SQRT(([.I46]*(1-[.I46]))/([.I$41]))*SQRT(([.I$40]-[.I$41])/([.I$40]-1))" office:value-type="float" office:value="0.0883823561324826" calcext:value-type="float">
            <text:p>0.0883823561324826</text:p>
          </table:table-cell>
          <table:table-cell table:formula="of:=2.58*SQRT(([.J46]*(1-[.J46]))/([.J$41]))*SQRT(([.J$40]-[.J$41])/([.J$40]-1))" office:value-type="float" office:value="0.0851270834737703" calcext:value-type="float">
            <text:p>0.0851270834737703</text:p>
          </table:table-cell>
          <table:table-cell table:formula="of:=2.58*SQRT(([.K46]*(1-[.K46]))/([.K$41]))*SQRT(([.K$40]-[.K$41])/([.K$40]-1))" office:value-type="float" office:value="0.0781673381173363" calcext:value-type="float">
            <text:p>0.0781673381173363</text:p>
          </table:table-cell>
          <table:table-cell table:formula="of:=2.58*SQRT(([.L46]*(1-[.L46]))/([.L$41]))*SQRT(([.L$40]-[.L$41])/([.L$40]-1))" office:value-type="float" office:value="0" calcext:value-type="float">
            <text:p>0</text:p>
          </table:table-cell>
          <table:table-cell table:formula="of:=2.58*SQRT(([.M46]*(1-[.M46]))/([.M$41]))*SQRT(([.M$40]-[.M$41])/([.M$40]-1))" office:value-type="float" office:value="0" calcext:value-type="float">
            <text:p>0</text:p>
          </table:table-cell>
          <table:table-cell table:formula="of:=2.58*SQRT(([.N46]*(1-[.N46]))/([.N$41]))*SQRT(([.N$40]-[.N$41])/([.N$40]-1))" office:value-type="float" office:value="0.17247059361486" calcext:value-type="float">
            <text:p>0.17247059361486</text:p>
          </table:table-cell>
          <table:table-cell table:formula="of:=2.58*SQRT(([.O46]*(1-[.O46]))/([.O$41]))*SQRT(([.O$40]-[.O$41])/([.O$40]-1)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span text:style-name="T1">e_</text:span>SDC_20</text:p>
          </table:table-cell>
          <table:table-cell table:formula="of:=2.58*SQRT(([.B47]*(1-[.B47]))/([.B$41]))*SQRT(([.B$40]-[.B$41])/([.B$40]-1))" office:value-type="float" office:value="0.00128058073480656" calcext:value-type="float">
            <text:p>0.00128058073480656</text:p>
          </table:table-cell>
          <table:table-cell table:formula="of:=2.58*SQRT(([.C47]*(1-[.C47]))/([.C$41]))*SQRT(([.C$40]-[.C$41])/([.C$40]-1))" office:value-type="float" office:value="0.00301023631498706" calcext:value-type="float">
            <text:p>0.00301023631498706</text:p>
          </table:table-cell>
          <table:table-cell table:formula="of:=2.58*SQRT(([.D47]*(1-[.D47]))/([.D$41]))*SQRT(([.D$40]-[.D$41])/([.D$40]-1))" office:value-type="float" office:value="0.00656086598862845" calcext:value-type="float">
            <text:p>0.00656086598862845</text:p>
          </table:table-cell>
          <table:table-cell table:formula="of:=2.58*SQRT(([.E47]*(1-[.E47]))/([.E$41]))*SQRT(([.E$40]-[.E$41])/([.E$40]-1))" office:value-type="float" office:value="0.0909462679586724" calcext:value-type="float">
            <text:p>0.0909462679586724</text:p>
          </table:table-cell>
          <table:table-cell table:formula="of:=2.58*SQRT(([.F47]*(1-[.F47]))/([.F$41]))*SQRT(([.F$40]-[.F$41])/([.F$40]-1))" office:value-type="float" office:value="0.106020725646458" calcext:value-type="float">
            <text:p>0.106020725646458</text:p>
          </table:table-cell>
          <table:table-cell table:formula="of:=2.58*SQRT(([.G47]*(1-[.G47]))/([.G$41]))*SQRT(([.G$40]-[.G$41])/([.G$40]-1))" office:value-type="float" office:value="0.0842157141140685" calcext:value-type="float">
            <text:p>0.0842157141140685</text:p>
          </table:table-cell>
          <table:table-cell table:formula="of:=2.58*SQRT(([.H47]*(1-[.H47]))/([.H$41]))*SQRT(([.H$40]-[.H$41])/([.H$40]-1))" office:value-type="float" office:value="0.0754929029527835" calcext:value-type="float">
            <text:p>0.0754929029527835</text:p>
          </table:table-cell>
          <table:table-cell table:formula="of:=2.58*SQRT(([.I47]*(1-[.I47]))/([.I$41]))*SQRT(([.I$40]-[.I$41])/([.I$40]-1))" office:value-type="float" office:value="0.0823077071510345" calcext:value-type="float">
            <text:p>0.0823077071510345</text:p>
          </table:table-cell>
          <table:table-cell table:formula="of:=2.58*SQRT(([.J47]*(1-[.J47]))/([.J$41]))*SQRT(([.J$40]-[.J$41])/([.J$40]-1))" office:value-type="float" office:value="0.126557200623844" calcext:value-type="float">
            <text:p>0.126557200623844</text:p>
          </table:table-cell>
          <table:table-cell table:formula="of:=2.58*SQRT(([.K47]*(1-[.K47]))/([.K$41]))*SQRT(([.K$40]-[.K$41])/([.K$40]-1))" office:value-type="float" office:value="0.0745938250040272" calcext:value-type="float">
            <text:p>0.0745938250040272</text:p>
          </table:table-cell>
          <table:table-cell table:formula="of:=2.58*SQRT(([.L47]*(1-[.L47]))/([.L$41]))*SQRT(([.L$40]-[.L$41])/([.L$40]-1))" office:value-type="float" office:value="0" calcext:value-type="float">
            <text:p>0</text:p>
          </table:table-cell>
          <table:table-cell table:formula="of:=2.58*SQRT(([.M47]*(1-[.M47]))/([.M$41]))*SQRT(([.M$40]-[.M$41])/([.M$40]-1))" office:value-type="float" office:value="0" calcext:value-type="float">
            <text:p>0</text:p>
          </table:table-cell>
          <table:table-cell table:formula="of:=2.58*SQRT(([.N47]*(1-[.N47]))/([.N$41]))*SQRT(([.N$40]-[.N$41])/([.N$40]-1))" office:value-type="float" office:value="0.209812056418069" calcext:value-type="float">
            <text:p>0.209812056418069</text:p>
          </table:table-cell>
          <table:table-cell table:formula="of:=2.58*SQRT(([.O47]*(1-[.O47]))/([.O$41]))*SQRT(([.O$40]-[.O$41])/([.O$40]-1))" office:value-type="float" office:value="0" calcext:value-type="float">
            <text:p>0</text:p>
          </table:table-cell>
          <table:table-cell table:number-columns-repeated="23"/>
        </table:table-row>
        <table:table-row table:style-name="ro1" table:number-rows-repeated="11">
          <table:table-cell table:number-columns-repeated="38"/>
        </table:table-row>
        <table:table-row table:style-name="ro1">
          <table:table-cell table:style-name="ce3" office:value-type="string" calcext:value-type="string" table:number-columns-spanned="1" table:number-rows-spanned="2">
            <text:p>Layer</text:p>
            <text:p>Name</text:p>
          </table:table-cell>
          <table:table-cell table:style-name="ce3" office:value-type="string" calcext:value-type="string" table:number-columns-spanned="1" table:number-rows-spanned="2">
            <text:p>Layer</text:p>
            <text:p>Type </text:p>
          </table:table-cell>
          <table:table-cell table:style-name="ce3" office:value-type="string" calcext:value-type="string" table:number-columns-spanned="1" table:number-rows-spanned="2">
            <text:p>Parameter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3" office:value-type="string" calcext:value-type="string" table:number-columns-spanned="2" table:number-rows-spanned="1">
            <text:p>SDC 1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SDC 0-5%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SDC 5-10%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SDC 10-20%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SDC 20%</text:p>
          </table:table-cell>
          <table:covered-table-cell/>
          <table:table-cell table:style-name="ce2"/>
          <table:table-cell table:style-name="ce3" office:value-type="string" calcext:value-type="string" table:number-columns-spanned="2" table:number-rows-spanned="1">
            <text:p>Masked</text:p>
          </table:table-cell>
          <table:covered-table-cell/>
          <table:table-cell table:style-name="ce2"/>
          <table:table-cell table:number-columns-repeated="16"/>
        </table:table-row>
        <table:table-row table:style-name="ro1">
          <table:covered-table-cell table:number-columns-repeated="4"/>
          <table:table-cell table:style-name="ce2" table:number-columns-repeated="4"/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+/-e%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onv1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23.04" calcext:value-type="float">
            <text:p>23.04</text:p>
          </table:table-cell>
          <table:table-cell table:style-name="ce1" office:value-type="float" office:value="5.51" calcext:value-type="float">
            <text:p>5.51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69.78" calcext:value-type="float">
            <text:p>69.7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Conv1</text:p>
          </table:table-cell>
          <table:table-cell table:style-name="ce1" office:value-type="string" calcext:value-type="string">
            <text:p>Convolutional</text:p>
          </table:table-cell>
          <table:table-cell table:style-name="ce2" table:number-columns-repeated="14"/>
          <table:table-cell table:number-columns-repeated="22"/>
        </table:table-row>
        <table:table-row table:style-name="ro1">
          <table:table-cell table:style-name="ce1" office:value-type="string" calcext:value-type="string">
            <text:p>lif1</text:p>
          </table:table-cell>
          <table:table-cell table:style-name="ce1" office:value-type="string" calcext:value-type="string">
            <text:p>Leaky</text:p>
          </table:table-cell>
          <table:table-cell table:style-name="ce2" table:number-columns-repeated="14"/>
          <table:table-cell table:number-columns-repeated="22"/>
        </table:table-row>
        <table:table-row table:style-name="ro1">
          <table:table-cell table:style-name="ce1" office:value-type="string" calcext:value-type="string">
            <text:p>conv2</text:p>
          </table:table-cell>
          <table:table-cell table:style-name="ce1" office:value-type="string" calcext:value-type="string">
            <text:p>Convolutional</text:p>
          </table:table-cell>
          <table:table-cell table:style-name="ce2" table:number-columns-repeated="14"/>
          <table:table-cell table:number-columns-repeated="22"/>
        </table:table-row>
        <table:table-row table:style-name="ro1">
          <table:table-cell table:style-name="ce1" office:value-type="string" calcext:value-type="string">
            <text:p>lif2</text:p>
          </table:table-cell>
          <table:table-cell table:style-name="ce1" office:value-type="string" calcext:value-type="string">
            <text:p>Leaky</text:p>
          </table:table-cell>
          <table:table-cell table:style-name="ce2" table:number-columns-repeated="14"/>
          <table:table-cell table:number-columns-repeated="22"/>
        </table:table-row>
        <table:table-row table:style-name="ro2">
          <table:table-cell table:style-name="ce1" office:value-type="string" calcext:value-type="string">
            <text:p>fc1</text:p>
          </table:table-cell>
          <table:table-cell table:style-name="ce1" office:value-type="string" calcext:value-type="string">
            <text:p>Fully Connected</text:p>
          </table:table-cell>
          <table:table-cell table:style-name="ce2" table:number-columns-repeated="14"/>
          <table:table-cell table:number-columns-repeated="22"/>
        </table:table-row>
        <table:table-row table:style-name="ro1">
          <table:table-cell table:style-name="ce1" office:value-type="string" calcext:value-type="string">
            <text:p>lif3</text:p>
          </table:table-cell>
          <table:table-cell table:style-name="ce1" office:value-type="string" calcext:value-type="string">
            <text:p>Leaky</text:p>
          </table:table-cell>
          <table:table-cell table:style-name="ce2" table:number-columns-repeated="14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12:35.163613480</meta:creation-date>
    <dc:date>2024-03-19T13:27:56.700221816</dc:date>
    <meta:editing-duration>PT4H23M18S</meta:editing-duration>
    <meta:editing-cycles>9</meta:editing-cycles>
    <meta:generator>LibreOffice/7.3.7.2$Linux_X86_64 LibreOffice_project/30$Build-2</meta:generator>
    <meta:document-statistic meta:table-count="1" meta:cell-count="848" meta:object-count="0"/>
  </office:meta>
</office:document-meta>
</file>